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Pictures/100000000000032000000258CECDE0CB01CABD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Arial2" svg:font-family="Arial"/>
    <style:font-face style:name="Nachlieli CLM2" svg:font-family="'Nachlieli CLM'"/>
    <style:font-face style:name="Tw Cen MT" svg:font-family="'Tw Cen MT'"/>
    <style:font-face style:name="Liberation Sans3" svg:font-family="'Liberation Sans'" style:font-adornments="Regular" style:font-family-generic="swiss"/>
    <style:font-face style:name="Monospace" svg:font-family="Monospace" style:font-pitch="fixed"/>
    <style:font-face style:name="David CLM" svg:font-family="'David CLM'" style:font-pitch="variable"/>
    <style:font-face style:name="Guttman Stam" svg:font-family="'Guttman Stam'" style:font-pitch="variable"/>
    <style:font-face style:name="Liberation Sans4" svg:font-family="'Liberation Sans', Arial" style:font-pitch="variable"/>
    <style:font-face style:name="Nachlieli CLM1" svg:font-family="'Nachlieli CLM'" style:font-pitch="variable"/>
    <style:font-face style:name="Noto Sans CJK SC Regular1" svg:font-family="'Noto Sans CJK SC Regular'" style:font-pitch="variable"/>
    <style:font-face style:name="WenQuanYi Micro Hei" svg:font-family="'WenQuanYi Micro Hei'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Nachlieli CLM" svg:font-family="'Nachlieli CLM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Liberation Sans5" svg:font-family="'Liberation Sans'" style:font-adornments="Regular" style:font-family-generic="swiss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Nachlieli CLM3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solid" draw:fill-color="#000000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textarea-horizontal-align="justify" draw:textarea-vertical-align="middle" draw:auto-grow-height="false" fo:min-height="1.906cm" fo:min-width="1.656cm"/>
    </style:style>
    <style:style style:name="gr6" style:family="graphic" style:parent-style-name="standard">
      <style:graphic-properties draw:fill="solid" draw:fill-color="#00ff66" draw:textarea-horizontal-align="justify" draw:textarea-vertical-align="middle" draw:auto-grow-height="false" fo:min-height="1.906cm" fo:min-width="1.656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1.026cm"/>
    </style:style>
    <style:style style:name="gr9" style:family="graphic" style:parent-style-name="objectwithoutfill">
      <style:graphic-properties svg:stroke-width="0.254cm" svg:stroke-color="#000000" draw:marker-start-width="0.965cm" draw:marker-end-width="0.965cm" draw:fill="none" draw:textarea-vertical-align="middle" fo:padding-top="0.252cm" fo:padding-bottom="0.252cm" fo:padding-left="0.377cm" fo:padding-right="0.377cm"/>
    </style:style>
    <style:style style:name="gr10" style:family="graphic" style:parent-style-name="objectwithoutfill">
      <style:graphic-properties svg:stroke-width="0.203cm" svg:stroke-color="#000000" draw:marker-start-width="0.812cm" draw:marker-end-width="0.812cm" draw:fill="none" draw:textarea-vertical-align="middle" fo:padding-top="0.226cm" fo:padding-bottom="0.226cm" fo:padding-left="0.351cm" fo:padding-right="0.351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1.28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6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0.514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2.799cm"/>
    </style:style>
    <style:style style:name="pr1" style:family="presentation" style:parent-style-name="Default-title">
      <style:graphic-properties fo:min-height="19.471cm"/>
    </style:style>
    <style:style style:name="pr2" style:family="presentation" style:parent-style-name="Default-notes">
      <style:graphic-properties draw:stroke="none" svg:stroke-width="0cm" draw:fill="none" draw:fill-color="#ffffff" draw:textarea-vertical-align="middle" draw:auto-grow-height="false" draw:fit-to-size="false" style:shrink-to-fit="false" fo:min-height="12.573cm" fo:padding-top="0.254cm" fo:padding-bottom="0.254cm" fo:padding-left="0.254cm" fo:padding-right="0.254cm" fo:wrap-option="wrap"/>
    </style:style>
    <style:style style:name="pr3" style:family="presentation" style:parent-style-name="Default-title">
      <style:graphic-properties fo:min-height="2.54cm"/>
    </style:style>
    <style:style style:name="pr4" style:family="presentation" style:parent-style-name="Default-outline1">
      <style:graphic-properties draw:fit-to-size="false" style:shrink-to-fit="false" fo:min-height="11.928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title">
      <style:graphic-properties fo:min-height="3.603cm"/>
    </style:style>
    <style:style style:name="pr7" style:family="presentation" style:parent-style-name="Default-outline1">
      <style:graphic-properties draw:stroke="none" draw:fill="none" fo:min-height="2.127cm"/>
    </style:style>
    <style:style style:name="co1" style:family="table-column">
      <style:table-column-properties style:column-width="3.74cm" style:use-optimal-column-width="false"/>
    </style:style>
    <style:style style:name="co2" style:family="table-column">
      <style:table-column-properties style:column-width="3.245cm" style:use-optimal-column-width="false"/>
    </style:style>
    <style:style style:name="co3" style:family="table-column">
      <style:table-column-properties style:column-width="3.776cm" style:use-optimal-column-width="false"/>
    </style:style>
    <style:style style:name="co4" style:family="table-column">
      <style:table-column-properties style:column-width="3.792cm" style:use-optimal-column-width="false"/>
    </style:style>
    <style:style style:name="co5" style:family="table-column">
      <style:table-column-properties style:column-width="6.601cm" style:use-optimal-column-width="false"/>
    </style:style>
    <style:style style:name="co6" style:family="table-column">
      <style:table-column-properties style:column-width="6.611cm" style:use-optimal-column-width="false"/>
    </style:style>
    <style:style style:name="ro1" style:family="table-row">
      <style:table-row-properties style:row-height="1.578cm"/>
    </style:style>
    <style:style style:name="ro2" style:family="table-row">
      <style:table-row-properties style:row-height="1.591cm"/>
    </style:style>
    <style:style style:name="ro3" style:family="table-row">
      <style:table-row-properties style:row-height="1.386cm"/>
    </style:style>
    <style:style style:name="ro4" style:family="table-row">
      <style:table-row-properties style:row-height="3.217cm"/>
    </style:style>
    <style:style style:name="ro5" style:family="table-row">
      <style:table-row-properties style:row-height="3.079cm"/>
    </style:style>
    <style:style style:name="ro6" style:family="table-row">
      <style:table-row-properties style:row-height="4.56cm"/>
    </style:style>
    <style:style style:name="ro7" style:family="table-row">
      <style:table-row-properties style:row-height="3.502cm"/>
    </style:style>
    <style:style style:name="ro8" style:family="table-row">
      <style:table-row-properties style:row-height="4.212cm"/>
    </style:style>
    <style:style style:name="ce1" style:family="table-cell">
      <style:paragraph-properties fo:text-align="center"/>
      <style:text-properties fo:font-size="32pt" style:font-size-asian="32pt" style:font-size-complex="32pt"/>
    </style:style>
    <style:style style:name="ce2" style:family="table-cell">
      <style:paragraph-properties fo:text-align="center" style:writing-mode="rl-tb"/>
      <style:text-properties fo:font-size="32pt" fo:font-weight="normal" style:font-size-asian="32pt" style:font-weight-asian="normal" style:font-size-complex="32pt" style:font-weight-complex="normal"/>
    </style:style>
    <style:style style:name="ce3" style:family="table-cell">
      <style:paragraph-properties fo:text-align="center" style:writing-mode="rl-tb"/>
      <style:text-properties fo:font-size="32pt" fo:font-weight="bold" style:font-size-asian="32pt" style:font-weight-asian="bold" style:font-size-complex="32pt" style:font-weight-complex="bold"/>
    </style:style>
    <style:style style:name="ce4" style:family="table-cell">
      <style:paragraph-properties fo:text-align="center"/>
      <style:text-properties fo:font-size="30pt" style:font-size-asian="30pt" style:font-size-complex="30pt"/>
    </style:style>
    <style:style style:name="ce5" style:family="table-cell">
      <style:paragraph-properties fo:text-align="center" style:writing-mode="rl-tb"/>
      <style:text-properties fo:font-size="32pt" style:font-size-asian="32pt" style:font-size-complex="32pt"/>
    </style:style>
    <style:style style:name="ce6" style:family="table-cell">
      <style:paragraph-properties fo:text-align="center" style:writing-mode="rl-tb"/>
      <style:text-properties fo:font-size="36pt" style:font-size-asian="36pt" style:font-size-complex="36pt"/>
    </style:style>
    <style:style style:name="ce7" style:family="table-cell">
      <style:paragraph-properties fo:text-align="center"/>
      <style:text-properties fo:font-size="36pt" fo:font-weight="bold" style:font-size-asian="36pt" style:font-weight-asian="bold" style:font-size-complex="36pt" style:font-weight-complex="bold"/>
    </style:style>
    <style:style style:name="ce8" style:family="table-cell">
      <style:paragraph-properties fo:text-align="center"/>
      <style:text-properties fo:font-size="36pt" style:font-size-asian="36pt" style:font-size-complex="36pt"/>
    </style:style>
    <style:style style:name="ce9" style:family="table-cell">
      <style:paragraph-properties fo:text-align="center" style:writing-mode="rl-tb"/>
      <style:text-properties style:font-name="Liberation Sans2" fo:font-size="32pt" fo:font-weight="bold" style:font-size-asian="32pt" style:font-weight-asian="bold" style:font-name-complex="Liberation Sans2" style:font-size-complex="32pt" style:font-weight-complex="bold"/>
    </style:style>
    <style:style style:name="ce10" style:family="table-cell">
      <style:paragraph-properties fo:text-align="center" style:writing-mode="rl-tb"/>
      <style:text-properties style:font-name="Liberation Sans2" fo:font-size="36pt" style:font-size-asian="36pt" style:font-name-complex="Liberation Sans2" style:font-size-complex="36pt"/>
    </style:style>
    <style:style style:name="ce11" style:family="table-cell">
      <loext:graphic-properties draw:textarea-vertical-align="middle"/>
      <style:paragraph-properties fo:text-align="center" style:writing-mode="rl-tb"/>
      <style:text-properties fo:color="#00cc33" style:font-name="Liberation Sans2" fo:font-size="48pt" fo:font-weight="bold" style:font-size-asian="48pt" style:font-weight-asian="bold" style:font-name-complex="Liberation Sans2" style:font-size-complex="48pt" style:font-weight-complex="bold"/>
    </style:style>
    <style:style style:name="ce12" style:family="table-cell">
      <loext:graphic-properties draw:textarea-vertical-align="middle"/>
      <style:paragraph-properties fo:text-align="center" style:writing-mode="rl-tb"/>
      <style:text-properties fo:color="#ff3333" style:font-name="Liberation Sans2" fo:font-size="48pt" fo:font-weight="bold" style:font-size-asian="48pt" style:font-weight-asian="bold" style:font-name-complex="Liberation Sans2" style:font-size-complex="48pt" style:font-weight-complex="bold"/>
    </style:style>
    <style:style style:name="ce13" style:family="table-cell">
      <style:paragraph-properties fo:text-align="center" style:writing-mode="rl-tb"/>
      <style:text-properties style:font-name="Liberation Sans2" fo:font-size="32pt" style:font-size-asian="32pt" style:font-name-complex="Liberation Sans2" style:font-size-complex="32pt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text-align="center" style:writing-mode="rl-tb"/>
      <style:text-properties fo:font-size="80pt" fo:font-weight="bold" style:font-size-asian="80pt" style:font-weight-asian="bold" style:font-size-complex="80pt" style:font-weight-complex="bold"/>
    </style:style>
    <style:style style:name="P3" style:family="paragraph">
      <style:paragraph-properties fo:margin-left="0cm" fo:margin-right="0cm" fo:line-height="93%" fo:text-align="center" fo:text-indent="0cm" style:line-break="strict" style:writing-mode="rl-tb"/>
    </style:style>
    <style:style style:name="P4" style:family="paragraph">
      <loext:graphic-properties draw:fill="solid" draw:fill-color="#000000"/>
      <style:paragraph-properties fo:margin-left="0cm" fo:margin-right="0cm" fo:line-height="93%" fo:text-align="center" fo:text-indent="0cm" style:line-break="strict" style:writing-mode="rl-tb" style:font-independent-line-spacing="true"/>
    </style:style>
    <style:style style:name="P5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6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8" style:family="paragraph">
      <style:paragraph-properties style:writing-mode="rl-tb"/>
    </style:style>
    <style:style style:name="P9" style:family="paragraph">
      <style:paragraph-properties style:writing-mode="rl-tb"/>
      <style:text-properties fo:font-size="54pt" style:font-size-asian="54pt" style:font-size-complex="54pt"/>
    </style:style>
    <style:style style:name="P10" style:family="paragraph">
      <style:paragraph-properties fo:text-align="end" style:writing-mode="rl-tb"/>
    </style:style>
    <style:style style:name="P11" style:family="paragraph">
      <style:paragraph-properties fo:text-align="end" style:writing-mode="rl-tb"/>
      <style:text-properties fo:color="#000099" fo:font-size="40pt" style:font-size-asian="40pt" style:font-size-complex="40pt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style:paragraph-properties fo:text-align="end" style:writing-mode="rl-tb"/>
      <style:text-properties fo:color="#009900" fo:font-size="36pt" fo:font-style="normal" style:font-size-asian="36pt" style:font-style-asian="normal" style:font-size-complex="36pt" style:font-style-complex="normal"/>
    </style:style>
    <style:style style:name="P14" style:family="paragraph">
      <style:paragraph-properties fo:text-align="end" style:writing-mode="rl-tb"/>
      <style:text-properties fo:color="#009900" style:font-name="Nachlieli CLM1" fo:font-size="36pt" fo:font-style="normal" style:font-size-asian="36pt" style:font-style-asian="normal" style:font-name-complex="Nachlieli CLM1" style:font-size-complex="36pt" style:font-style-complex="normal"/>
    </style:style>
    <style:style style:name="P15" style:family="paragraph">
      <style:paragraph-properties fo:text-align="end" style:writing-mode="rl-tb"/>
      <style:text-properties fo:color="#009900" fo:font-size="40pt" fo:font-style="normal" style:font-size-asian="40pt" style:font-style-asian="normal" style:font-size-complex="40pt" style:font-style-complex="normal"/>
    </style:style>
    <style:style style:name="P16" style:family="paragraph">
      <style:paragraph-properties fo:text-align="center"/>
    </style:style>
    <style:style style:name="P17" style:family="paragraph">
      <loext:graphic-properties draw:fill="solid" draw:fill-color="#00ff66"/>
      <style:paragraph-properties fo:text-align="center"/>
    </style:style>
    <style:style style:name="P18" style:family="paragraph">
      <loext:graphic-properties draw:fill="none"/>
      <style:paragraph-properties fo:text-align="center"/>
    </style:style>
    <style:style style:name="P19" style:family="paragraph">
      <loext:graphic-properties draw:fill="none" draw:fill-color="#ffffff"/>
      <style:text-properties fo:font-size="26pt"/>
    </style:style>
    <style:style style:name="P20" style:family="paragraph">
      <style:paragraph-properties fo:margin-left="1.27cm" fo:margin-right="0cm" fo:text-align="end" fo:text-indent="0cm" style:writing-mode="rl-tb"/>
    </style:style>
    <style:style style:name="P21" style:family="paragraph">
      <style:paragraph-properties fo:margin-left="1.27cm" fo:margin-right="0cm" fo:text-align="start" fo:text-indent="0cm" style:writing-mode="lr-tb"/>
    </style:style>
    <style:style style:name="P22" style:family="paragraph">
      <style:paragraph-properties fo:text-align="end" style:writing-mode="rl-tb"/>
      <style:text-properties fo:color="#009900" style:font-name="Liberation Sans2" fo:font-size="40pt" fo:font-style="normal" style:font-size-asian="40pt" style:font-style-asian="normal" style:font-name-complex="Liberation Sans2" style:font-size-complex="40pt" style:font-style-complex="normal"/>
    </style:style>
    <style:style style:name="P23" style:family="paragraph">
      <style:paragraph-properties fo:margin-left="0cm" fo:margin-right="0cm" fo:text-align="end" fo:text-indent="0cm" style:writing-mode="rl-tb"/>
    </style:style>
    <style:style style:name="P24" style:family="paragraph">
      <style:paragraph-properties fo:margin-left="0cm" fo:margin-right="0cm" fo:text-indent="0cm" style:writing-mode="lr-tb"/>
    </style:style>
    <style:style style:name="P25" style:family="paragraph">
      <style:paragraph-properties fo:text-align="end" style:writing-mode="rl-tb"/>
      <style:text-properties fo:color="#009900" style:font-name="Liberation Sans2" fo:font-size="36pt" fo:font-style="normal" style:font-size-asian="36pt" style:font-style-asian="normal" style:font-name-complex="Liberation Sans2" style:font-size-complex="36pt" style:font-style-complex="normal"/>
    </style:style>
    <style:style style:name="P26" style:family="paragraph">
      <loext:graphic-properties draw:fill="none"/>
      <style:paragraph-properties fo:margin-left="0cm" fo:margin-right="0cm" fo:text-align="end" fo:text-indent="0cm" style:writing-mode="rl-tb"/>
      <style:text-properties fo:color="#009900" style:font-name="Liberation Sans2" fo:font-size="36pt" style:font-name-asian="David CLM" style:font-size-asian="36pt" style:font-name-complex="Liberation Sans2" style:font-size-complex="36pt"/>
    </style:style>
    <style:style style:name="P27" style:family="paragraph">
      <style:paragraph-properties fo:text-align="end" style:writing-mode="rl-tb"/>
      <style:text-properties style:use-window-font-color="true" style:font-name="Liberation Sans2" fo:font-size="40pt" fo:font-style="normal" style:font-size-asian="40pt" style:font-style-asian="normal" style:font-name-complex="Liberation Sans2" style:font-size-complex="40pt" style:font-style-complex="normal"/>
    </style:style>
    <style:style style:name="P28" style:family="paragraph">
      <style:paragraph-properties style:writing-mode="rl-tb"/>
      <style:text-properties fo:font-size="48pt" style:font-size-asian="48pt" style:font-size-complex="48pt"/>
    </style:style>
    <style:style style:name="P29" style:family="paragraph">
      <style:paragraph-properties fo:text-align="end" style:writing-mode="rl-tb"/>
      <style:text-properties style:use-window-font-color="true" fo:font-size="36pt" style:font-size-asian="36pt" style:font-size-complex="36pt"/>
    </style:style>
    <style:style style:name="P30" style:family="paragraph">
      <style:paragraph-properties fo:text-align="center" style:writing-mode="rl-tb"/>
    </style:style>
    <style:style style:name="P31" style:family="paragraph">
      <style:paragraph-properties fo:text-align="start" style:writing-mode="lr-tb"/>
    </style:style>
    <style:style style:name="P32" style:family="paragraph">
      <loext:graphic-properties draw:fill="none" draw:fill-color="#ffffff"/>
      <style:paragraph-properties style:writing-mode="rl-tb"/>
    </style:style>
    <style:style style:name="P33" style:family="paragraph">
      <style:paragraph-properties fo:text-align="end" style:writing-mode="rl-tb"/>
      <style:text-properties fo:color="#ff0000" fo:font-size="36pt" style:font-size-asian="36pt" style:font-size-complex="36pt"/>
    </style:style>
    <style:style style:name="T1" style:family="text">
      <style:text-properties fo:color="#0000ff" style:font-name="Liberation Sans2" fo:font-size="60pt" fo:font-weight="bold" style:font-size-asian="60pt" style:font-weight-asian="bold" style:font-name-complex="Liberation Sans2" style:font-size-complex="60pt" style:font-weight-complex="bold"/>
    </style:style>
    <style:style style:name="T2" style:family="text">
      <style:text-properties fo:color="#0000ff" style:font-name="Liberation Sans2" fo:font-size="80pt" fo:font-weight="bold" style:font-size-asian="80pt" style:font-weight-asian="bold" style:font-name-complex="Liberation Sans2" style:font-size-complex="80pt" style:font-weight-complex="bold"/>
    </style:style>
    <style:style style:name="T3" style:family="text">
      <style:text-properties style:font-name="Liberation Sans2" fo:font-size="80pt" fo:font-weight="bold" style:font-size-asian="80pt" style:font-weight-asian="bold" style:font-name-complex="Liberation Sans2" style:font-size-complex="80pt" style:font-weight-complex="bold"/>
    </style:style>
    <style:style style:name="T4" style:family="text">
      <style:text-properties style:font-name="Liberation Sans2" fo:font-size="40pt" fo:font-weight="bold" style:font-size-asian="40pt" style:font-weight-asian="bold" style:font-name-complex="Liberation Sans2" style:font-size-complex="40pt" style:font-weight-complex="bold"/>
    </style:style>
    <style:style style:name="T5" style:family="text">
      <style:text-properties style:font-name="Guttman Stam" fo:font-size="36pt" fo:language="he" fo:country="IL" style:font-name-asian="Guttman Stam" style:font-size-asian="36pt" style:language-asian="he" style:country-asian="IL" style:font-name-complex="Guttman Stam" style:font-size-complex="36pt" style:language-complex="he" style:country-complex="IL"/>
    </style:style>
    <style:style style:name="T6" style:family="text">
      <style:text-properties style:font-name="Guttman Stam" fo:font-size="12pt" fo:language="he" fo:country="IL" style:font-name-asian="Guttman Stam" style:font-size-asian="12pt" style:language-asian="he" style:country-asian="IL" style:font-name-complex="Guttman Stam" style:font-size-complex="12pt" style:language-complex="he" style:country-complex="IL"/>
    </style:style>
    <style:style style:name="T7" style:family="text">
      <style:text-properties style:font-name="Liberation Sans2" fo:font-size="54pt" style:font-size-asian="54pt" style:font-name-complex="Liberation Sans2" style:font-size-complex="54pt"/>
    </style:style>
    <style:style style:name="T8" style:family="text">
      <style:text-properties style:font-name="Liberation Sans2" fo:font-size="54pt" fo:font-weight="bold" style:font-size-asian="54pt" style:font-weight-asian="bold" style:font-name-complex="Liberation Sans2" style:font-size-complex="54pt" style:font-weight-complex="bold"/>
    </style:style>
    <style:style style:name="T9" style:family="text">
      <style:text-properties fo:color="#000099" style:font-name="Liberation Sans2" fo:font-size="40pt" style:font-size-asian="40pt" style:font-name-complex="Liberation Sans2" style:font-size-complex="40pt"/>
    </style:style>
    <style:style style:name="T10" style:family="text">
      <style:text-properties fo:color="#000099" style:font-name="Liberation Sans3" fo:font-size="40pt" style:font-name-asian="Liberation Sans3" style:font-size-asian="40pt" style:font-name-complex="Liberation Sans3" style:font-size-complex="40pt"/>
    </style:style>
    <style:style style:name="T11" style:family="text">
      <style:text-properties fo:color="#990066" style:font-name="Liberation Sans2" fo:font-size="40pt" fo:font-style="normal" style:font-size-asian="40pt" style:font-style-asian="normal" style:font-name-complex="Liberation Sans2" style:font-size-complex="40pt" style:font-style-complex="normal"/>
    </style:style>
    <style:style style:name="T12" style:family="text">
      <style:text-properties fo:color="#990066" style:font-name="Liberation Sans2" fo:font-size="40pt" fo:font-style="normal" fo:font-weight="bold" style:font-size-asian="40pt" style:font-style-asian="normal" style:font-weight-asian="bold" style:font-name-complex="Liberation Sans2" style:font-size-complex="40pt" style:font-style-complex="normal" style:font-weight-complex="bold"/>
    </style:style>
    <style:style style:name="T13" style:family="text">
      <style:text-properties fo:color="#ff3333" style:font-name="Liberation Sans2" fo:font-size="40pt" fo:font-style="normal" style:font-size-asian="40pt" style:font-style-asian="normal" style:font-name-complex="Liberation Sans2" style:font-size-complex="40pt" style:font-style-complex="normal"/>
    </style:style>
    <style:style style:name="T14" style:family="text">
      <style:text-properties fo:color="#009900" style:font-name="Liberation Sans2" fo:font-size="36pt" fo:font-style="normal" fo:font-weight="bold" style:font-size-asian="36pt" style:font-style-asian="normal" style:font-weight-asian="bold" style:font-name-complex="Liberation Sans2" style:font-size-complex="36pt" style:font-style-complex="normal" style:font-weight-complex="bold"/>
    </style:style>
    <style:style style:name="T15" style:family="text">
      <style:text-properties fo:color="#009900" style:font-name="Liberation Sans2" fo:font-size="36pt" fo:font-style="normal" style:font-size-asian="36pt" style:font-style-asian="normal" style:font-name-complex="Liberation Sans2" style:font-size-complex="36pt" style:font-style-complex="normal"/>
    </style:style>
    <style:style style:name="T16" style:family="text">
      <style:text-properties fo:color="#009900" style:font-name="Liberation Sans2" fo:font-size="36pt" fo:font-style="italic" style:font-size-asian="36pt" style:font-style-asian="italic" style:font-name-complex="Liberation Sans2" style:font-size-complex="36pt" style:font-style-complex="italic"/>
    </style:style>
    <style:style style:name="T17" style:family="text">
      <style:text-properties style:use-window-font-color="true" style:font-name="Liberation Sans2" fo:font-size="36pt" fo:font-style="normal" fo:font-weight="bold" style:font-size-asian="36pt" style:font-style-asian="normal" style:font-weight-asian="bold" style:font-name-complex="Liberation Sans2" style:font-size-complex="36pt" style:font-style-complex="normal" style:font-weight-complex="bold"/>
    </style:style>
    <style:style style:name="T18" style:family="text">
      <style:text-properties style:use-window-font-color="true" style:font-name="Liberation Sans2" fo:font-size="36pt" fo:font-style="normal" style:font-size-asian="36pt" style:font-style-asian="normal" style:font-name-complex="Liberation Sans2" style:font-size-complex="36pt" style:font-style-complex="normal"/>
    </style:style>
    <style:style style:name="T19" style:family="text">
      <style:text-properties style:use-window-font-color="true" style:font-name="Liberation Sans2" fo:font-size="36pt" fo:font-style="italic" style:font-size-asian="36pt" style:font-style-asian="italic" style:font-name-complex="Liberation Sans2" style:font-size-complex="36pt" style:font-style-complex="italic"/>
    </style:style>
    <style:style style:name="T20" style:family="text">
      <style:text-properties style:use-window-font-color="true" style:text-position="-33% 58%" style:font-name="Liberation Sans2" fo:font-size="36pt" fo:font-style="italic" style:font-size-asian="36pt" style:font-style-asian="italic" style:font-name-complex="Liberation Sans2" style:font-size-complex="36pt" style:font-style-complex="italic"/>
    </style:style>
    <style:style style:name="T21" style:family="text">
      <style:text-properties style:use-window-font-color="true" style:font-name="Liberation Sans3" fo:font-size="36pt" fo:font-style="italic" style:font-name-asian="Liberation Sans3" style:font-size-asian="36pt" style:font-style-asian="italic" style:font-name-complex="Liberation Sans3" style:font-size-complex="36pt" style:font-style-complex="italic"/>
    </style:style>
    <style:style style:name="T22" style:family="text">
      <style:text-properties style:use-window-font-color="true" style:font-name="Liberation Sans2" fo:font-size="36pt" fo:font-style="italic" style:font-name-asian="Liberation Sans3" style:font-size-asian="36pt" style:font-style-asian="italic" style:font-name-complex="Liberation Sans2" style:font-size-complex="36pt" style:font-style-complex="italic"/>
    </style:style>
    <style:style style:name="T23" style:family="text">
      <style:text-properties fo:color="#000000" style:font-name="Liberation Sans2" fo:font-size="36pt" fo:font-style="italic" style:font-name-asian="Liberation Sans3" style:font-size-asian="36pt" style:font-style-asian="italic" style:font-name-complex="Liberation Sans2" style:font-size-complex="36pt" style:font-style-complex="italic"/>
    </style:style>
    <style:style style:name="T24" style:family="text">
      <style:text-properties fo:color="#000000" style:text-position="-33% 58%" style:font-name="Liberation Sans2" fo:font-size="36pt" fo:font-style="italic" style:font-name-asian="Liberation Sans3" style:font-size-asian="36pt" style:font-style-asian="italic" style:font-name-complex="Liberation Sans2" style:font-size-complex="36pt" style:font-style-complex="italic"/>
    </style:style>
    <style:style style:name="T25" style:family="text">
      <style:text-properties fo:color="#000000" style:font-name="Liberation Sans3" fo:font-size="36pt" fo:font-style="italic" style:font-name-asian="Liberation Sans3" style:font-size-asian="36pt" style:font-style-asian="italic" style:font-name-complex="Liberation Sans3" style:font-size-complex="36pt" style:font-style-complex="italic"/>
    </style:style>
    <style:style style:name="T26" style:family="text">
      <style:text-properties fo:color="#000000" style:font-name="Liberation Sans2" fo:font-size="36pt" fo:font-style="normal" style:font-name-asian="Liberation Sans3" style:font-size-asian="36pt" style:font-style-asian="normal" style:font-name-complex="Liberation Sans2" style:font-size-complex="36pt" style:font-style-complex="normal"/>
    </style:style>
    <style:style style:name="T27" style:family="text">
      <style:text-properties fo:color="#0000ff" style:font-name="Liberation Sans2" fo:font-size="36pt" fo:font-style="normal" style:font-name-asian="Liberation Sans3" style:font-size-asian="36pt" style:font-style-asian="normal" style:font-name-complex="Liberation Sans2" style:font-size-complex="36pt" style:font-style-complex="normal"/>
    </style:style>
    <style:style style:name="T28" style:family="text">
      <style:text-properties fo:color="#0000ff" style:font-name="Liberation Sans2" fo:font-size="36pt" fo:font-style="normal" fo:font-weight="normal" style:font-name-asian="Liberation Sans3" style:font-size-asian="36pt" style:font-style-asian="normal" style:font-weight-asian="normal" style:font-name-complex="Liberation Sans2" style:font-size-complex="36pt" style:font-style-complex="normal" style:font-weight-complex="normal"/>
    </style:style>
    <style:style style:name="T29" style:family="text">
      <style:text-properties fo:color="#000099" style:font-name="Liberation Sans2" fo:font-size="36pt" fo:font-style="normal" fo:font-weight="normal" style:font-size-asian="36pt" style:font-style-asian="normal" style:font-weight-asian="normal" style:font-name-complex="Liberation Sans2" style:font-size-complex="36pt" style:font-style-complex="normal" style:font-weight-complex="normal"/>
    </style:style>
    <style:style style:name="T30" style:family="text">
      <style:text-properties fo:color="#000099" style:font-name="Liberation Sans2" fo:font-size="36pt" fo:font-style="normal" fo:font-weight="bold" style:font-size-asian="36pt" style:font-style-asian="normal" style:font-weight-asian="bold" style:font-name-complex="Liberation Sans2" style:font-size-complex="36pt" style:font-style-complex="normal" style:font-weight-complex="bold"/>
    </style:style>
    <style:style style:name="T31" style:family="text">
      <style:text-properties fo:color="#00cc33" style:font-name="Liberation Sans2" fo:font-size="36pt" fo:font-style="normal" fo:font-weight="normal" style:font-size-asian="36pt" style:font-style-asian="normal" style:font-weight-asian="normal" style:font-name-complex="Liberation Sans2" style:font-size-complex="36pt" style:font-style-complex="normal" style:font-weight-complex="normal"/>
    </style:style>
    <style:style style:name="T32" style:family="text">
      <style:text-properties fo:color="#000099" style:font-name="Liberation Sans2" fo:font-size="40pt" fo:font-style="normal" fo:font-weight="bold" style:font-size-asian="40pt" style:font-style-asian="normal" style:font-weight-asian="bold" style:font-name-complex="Liberation Sans2" style:font-size-complex="40pt" style:font-style-complex="normal" style:font-weight-complex="bold"/>
    </style:style>
    <style:style style:name="T33" style:family="text">
      <style:text-properties fo:color="#000099" style:font-name="Liberation Sans2" fo:font-size="40pt" fo:font-style="normal" style:font-size-asian="40pt" style:font-style-asian="normal" style:font-name-complex="Liberation Sans2" style:font-size-complex="40pt" style:font-style-complex="normal"/>
    </style:style>
    <style:style style:name="T34" style:family="text">
      <style:text-properties fo:font-size="26pt"/>
    </style:style>
    <style:style style:name="T35" style:family="text">
      <style:text-properties fo:color="#0000ff" style:font-name="Liberation Sans2" fo:font-size="40pt" fo:font-style="normal" fo:font-weight="bold" style:font-size-asian="40pt" style:font-style-asian="normal" style:font-weight-asian="bold" style:font-name-complex="Liberation Sans2" style:font-size-complex="40pt" style:font-style-complex="normal" style:font-weight-complex="bold"/>
    </style:style>
    <style:style style:name="T36" style:family="text">
      <style:text-properties fo:color="#0000ff" style:font-name="Liberation Sans2" fo:font-size="40pt" fo:font-style="normal" style:font-size-asian="40pt" style:font-style-asian="normal" style:font-name-complex="Liberation Sans2" style:font-size-complex="40pt" style:font-style-complex="normal"/>
    </style:style>
    <style:style style:name="T37" style:family="text">
      <style:text-properties fo:color="#0000ff" style:font-name="Liberation Sans2" fo:font-size="40pt" fo:font-style="italic" style:font-size-asian="40pt" style:font-style-asian="italic" style:font-name-complex="Liberation Sans2" style:font-size-complex="40pt" style:font-style-complex="italic"/>
    </style:style>
    <style:style style:name="T38" style:family="text">
      <style:text-properties fo:color="#00cc33" style:font-name="Liberation Sans2" fo:font-size="40pt" fo:font-style="normal" style:font-size-asian="40pt" style:font-style-asian="normal" style:font-name-complex="Liberation Sans2" style:font-size-complex="40pt" style:font-style-complex="normal"/>
    </style:style>
    <style:style style:name="T39" style:family="text">
      <style:text-properties fo:color="#00cc33" style:font-name="Liberation Sans2" fo:font-size="40pt" fo:font-style="italic" style:font-size-asian="40pt" style:font-style-asian="italic" style:font-name-complex="Liberation Sans2" style:font-size-complex="40pt" style:font-style-complex="italic"/>
    </style:style>
    <style:style style:name="T40" style:family="text">
      <style:text-properties fo:font-variant="normal" fo:text-transform="none" fo:color="#330099" style:text-outline="false" style:text-line-through-style="none" style:text-line-through-type="none" style:font-name="Liberation Sans2" fo:font-size="36pt" fo:font-style="normal" fo:text-shadow="none" style:text-underline-style="none" fo:font-weight="normal" style:letter-kerning="true" fo:background-color="transparent" style:font-name-asian="David CLM" style:font-size-asian="36pt" style:font-style-asian="normal" style:font-weight-asian="normal" style:font-name-complex="Liberation Sans2" style:font-size-complex="36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fo:color="#330099" style:text-outline="false" style:text-line-through-style="none" style:text-line-through-type="none" style:font-name="Liberation Sans2" fo:font-size="36pt" fo:font-style="normal" fo:text-shadow="none" style:text-underline-style="none" fo:font-weight="bold" style:letter-kerning="true" fo:background-color="transparent" style:font-name-asian="David CLM" style:font-size-asian="36pt" style:font-style-asian="normal" style:font-weight-asian="bold" style:font-name-complex="Liberation Sans2" style:font-size-complex="36pt" style:font-style-complex="normal" style:font-weight-complex="bold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fo:color="#330099" style:text-outline="false" style:text-line-through-style="none" style:text-line-through-type="none" style:font-name="Liberation Sans2" fo:font-size="36pt" fo:font-style="normal" fo:text-shadow="none" style:text-underline-style="none" fo:font-weight="normal" style:letter-kerning="true" fo:background-color="transparent" style:font-size-asian="36pt" style:font-style-asian="normal" style:font-weight-asian="normal" style:font-name-complex="Liberation Sans2" style:font-size-complex="36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fo:color="#330099" style:text-outline="false" style:text-line-through-style="none" style:text-line-through-type="none" style:font-name="Liberation Sans2" fo:font-size="36pt" fo:font-style="normal" fo:text-shadow="none" style:text-underline-style="none" fo:font-weight="bold" style:letter-kerning="true" fo:background-color="transparent" style:font-size-asian="36pt" style:font-style-asian="normal" style:font-weight-asian="bold" style:font-name-complex="Liberation Sans2" style:font-size-complex="36pt" style:font-style-complex="normal" style:font-weight-complex="bold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fo:color="#330099" style:text-outline="false" style:text-line-through-style="none" style:text-line-through-type="none" style:font-name="Times New Roman" fo:font-size="36pt" fo:font-style="normal" fo:text-shadow="none" style:text-underline-style="none" fo:font-weight="normal" style:letter-kerning="true" fo:background-color="transparent" style:font-name-asian="David CLM" style:font-size-asian="36pt" style:font-style-asian="normal" style:font-weight-asian="normal" style:font-name-complex="Liberation Sans2" style:font-size-complex="36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fo:color="#330099" style:text-outline="false" style:text-line-through-style="none" style:text-line-through-type="none" style:font-name="Liberation Sans2" fo:font-size="36pt" fo:font-style="normal" fo:text-shadow="none" style:text-underline-style="none" fo:font-weight="normal" style:letter-kerning="true" fo:background-color="transparent" style:font-name-asian="Noto Sans CJK SC Regular" style:font-size-asian="36pt" style:font-style-asian="normal" style:font-weight-asian="normal" style:font-name-complex="Liberation Sans2" style:font-size-complex="36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fo:color="#330099" style:text-outline="false" style:text-line-through-style="none" style:text-line-through-type="none" style:text-position="-8% 58%" style:font-name="Times New Roman" fo:font-size="36pt" fo:font-style="normal" fo:text-shadow="none" style:text-underline-style="none" fo:font-weight="normal" style:letter-kerning="true" fo:background-color="transparent" style:font-name-asian="David CLM" style:font-size-asian="36pt" style:font-style-asian="normal" style:font-weight-asian="normal" style:font-name-complex="Liberation Sans2" style:font-size-complex="36pt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fo:color="#3333ff" style:font-name="Liberation Sans2" fo:font-size="36pt" style:font-name-asian="David CLM" style:font-size-asian="36pt" style:font-name-complex="Liberation Sans2" style:font-size-complex="36pt"/>
    </style:style>
    <style:style style:name="T48" style:family="text">
      <style:text-properties style:font-name="Times New Roman" fo:font-size="36pt" style:font-name-asian="David CLM" style:font-size-asian="36pt" style:font-name-complex="David CLM" style:font-size-complex="36pt"/>
    </style:style>
    <style:style style:name="T49" style:family="text">
      <style:text-properties style:text-position="-26% 58%" style:font-name="Times New Roman" fo:font-size="36pt" style:font-name-asian="David CLM" style:font-size-asian="36pt" style:font-name-complex="David CLM" style:font-size-complex="36pt"/>
    </style:style>
    <style:style style:name="T50" style:family="text">
      <style:text-properties style:font-name="Times New Roman" fo:font-size="36pt" fo:font-style="italic" style:font-name-asian="David CLM" style:font-size-asian="36pt" style:font-name-complex="David CLM" style:font-size-complex="36pt" style:font-style-complex="italic"/>
    </style:style>
    <style:style style:name="T51" style:family="text">
      <style:text-properties style:font-name="Times New Roman" fo:font-size="36pt" fo:font-style="normal" style:font-name-asian="David CLM" style:font-size-asian="36pt" style:font-style-asian="normal" style:font-name-complex="David CLM" style:font-size-complex="36pt" style:font-style-complex="normal"/>
    </style:style>
    <style:style style:name="T52" style:family="text">
      <style:text-properties style:font-name="Times New Roman" fo:font-size="36pt" fo:font-style="normal" fo:font-weight="bold" style:font-name-asian="David CLM" style:font-size-asian="36pt" style:font-style-asian="normal" style:font-weight-asian="bold" style:font-name-complex="David CLM" style:font-size-complex="36pt" style:font-style-complex="normal" style:font-weight-complex="bold"/>
    </style:style>
    <style:style style:name="T53" style:family="text">
      <style:text-properties fo:color="#ff0000" style:font-name="Liberation Sans2" fo:font-size="36pt" fo:font-style="normal" fo:font-weight="normal" style:font-name-asian="David CLM" style:font-size-asian="36pt" style:font-style-asian="normal" style:font-weight-asian="normal" style:font-name-complex="Liberation Sans2" style:font-size-complex="36pt" style:font-style-complex="normal" style:font-weight-complex="normal"/>
    </style:style>
    <style:style style:name="T54" style:family="text">
      <style:text-properties fo:color="#009900" style:font-name="Liberation Sans2" fo:font-size="36pt" fo:font-weight="bold" style:font-name-asian="David CLM" style:font-size-asian="36pt" style:font-weight-asian="bold" style:font-name-complex="Liberation Sans2" style:font-size-complex="36pt" style:font-weight-complex="bold"/>
    </style:style>
    <style:style style:name="T55" style:family="text">
      <style:text-properties fo:color="#009900" style:font-name="Liberation Sans2" fo:font-size="36pt" style:font-name-asian="David CLM" style:font-size-asian="36pt" style:font-name-complex="Liberation Sans2" style:font-size-complex="36pt"/>
    </style:style>
    <style:style style:name="T56" style:family="text">
      <style:text-properties fo:color="#009900" style:font-name="Liberation Sans2" fo:font-size="36pt" fo:font-style="normal" fo:font-weight="normal" style:font-name-asian="David CLM" style:font-size-asian="36pt" style:font-style-asian="normal" style:font-weight-asian="normal" style:font-name-complex="Liberation Sans2" style:font-size-complex="36pt" style:font-style-complex="normal" style:font-weight-complex="normal"/>
    </style:style>
    <style:style style:name="T57" style:family="text">
      <style:text-properties fo:color="#009900" style:font-name="Liberation Sans2" fo:font-size="36pt" fo:font-style="italic" fo:font-weight="normal" style:font-name-asian="David CLM" style:font-size-asian="36pt" style:font-style-asian="italic" style:font-weight-asian="normal" style:font-name-complex="Liberation Sans2" style:font-size-complex="36pt" style:font-style-complex="italic" style:font-weight-complex="normal"/>
    </style:style>
    <style:style style:name="T58" style:family="text">
      <style:text-properties style:use-window-font-color="true" style:font-name="Liberation Sans2" fo:font-size="36pt" fo:font-style="normal" fo:font-weight="bold" style:font-name-asian="David CLM" style:font-size-asian="36pt" style:font-style-asian="normal" style:font-weight-asian="bold" style:font-name-complex="Liberation Sans2" style:font-size-complex="36pt" style:font-style-complex="normal" style:font-weight-complex="bold"/>
    </style:style>
    <style:style style:name="T59" style:family="text">
      <style:text-properties style:use-window-font-color="true" style:font-name="Liberation Sans2" fo:font-size="36pt" fo:font-style="normal" fo:font-weight="normal" style:font-name-asian="David CLM" style:font-size-asian="36pt" style:font-style-asian="normal" style:font-weight-asian="normal" style:font-name-complex="Liberation Sans2" style:font-size-complex="36pt" style:font-style-complex="normal" style:font-weight-complex="normal"/>
    </style:style>
    <style:style style:name="T60" style:family="text">
      <style:text-properties fo:font-variant="normal" fo:text-transform="none" style:use-window-font-color="true" style:text-outline="false" style:text-line-through-style="none" style:text-line-through-type="none" style:font-name="Liberation Sans2" fo:font-size="36pt" fo:font-style="normal" fo:text-shadow="none" style:text-underline-style="none" fo:font-weight="normal" style:letter-kerning="true" fo:background-color="transparent" style:font-name-asian="David CLM" style:font-size-asian="36pt" style:font-style-asian="normal" style:font-weight-asian="normal" style:font-name-complex="Liberation Sans2" style:font-size-complex="36pt" style:font-style-complex="normal" style:font-weight-complex="normal" style:text-emphasize="none" style:font-relief="none" style:text-overline-style="none" style:text-overline-color="font-color"/>
    </style:style>
    <style:style style:name="T61" style:family="text">
      <style:text-properties fo:font-variant="normal" fo:text-transform="none" style:use-window-font-color="true" style:text-outline="false" style:text-line-through-style="none" style:text-line-through-type="none" style:font-name="Liberation Sans2" fo:font-size="36pt" fo:font-style="italic" fo:text-shadow="none" style:text-underline-style="none" fo:font-weight="normal" style:letter-kerning="true" fo:background-color="transparent" style:font-name-asian="David CLM" style:font-size-asian="36pt" style:font-style-asian="normal" style:font-weight-asian="normal" style:font-name-complex="Liberation Sans2" style:font-size-complex="36pt" style:font-style-complex="italic" style:font-weight-complex="normal" style:text-emphasize="none" style:font-relief="none" style:text-overline-style="none" style:text-overline-color="font-color"/>
    </style:style>
    <style:style style:name="T62" style:family="text">
      <style:text-properties fo:font-variant="normal" fo:text-transform="none" fo:color="#000000" style:text-outline="false" style:text-line-through-style="none" style:text-line-through-type="none" style:font-name="Liberation Sans2" fo:font-size="36pt" fo:font-style="normal" fo:text-shadow="none" style:text-underline-style="none" fo:font-weight="normal" style:letter-kerning="true" fo:background-color="transparent" style:font-name-asian="David CLM" style:font-size-asian="36pt" style:font-style-asian="normal" style:font-weight-asian="normal" style:font-name-complex="Liberation Sans2" style:font-size-complex="36pt" style:font-style-complex="normal" style:font-weight-complex="normal" style:text-emphasize="none" style:font-relief="none" style:text-overline-style="none" style:text-overline-color="font-color"/>
    </style:style>
    <style:style style:name="T63" style:family="text">
      <style:text-properties fo:font-variant="normal" fo:text-transform="none" fo:color="#000000" style:text-outline="false" style:text-line-through-style="none" style:text-line-through-type="none" style:font-name="Liberation Sans2" fo:font-size="36pt" fo:font-style="italic" fo:text-shadow="none" style:text-underline-style="none" fo:font-weight="normal" style:letter-kerning="true" fo:background-color="transparent" style:font-name-asian="David CLM" style:font-size-asian="36pt" style:font-style-asian="italic" style:font-weight-asian="normal" style:font-name-complex="Liberation Sans2" style:font-size-complex="36pt" style:font-style-complex="italic" style:font-weight-complex="normal" style:text-emphasize="none" style:font-relief="none" style:text-overline-style="none" style:text-overline-color="font-color"/>
    </style:style>
    <style:style style:name="T64" style:family="text">
      <style:text-properties fo:font-variant="normal" fo:text-transform="none" fo:color="#3333ff" style:text-outline="false" style:text-line-through-style="none" style:text-line-through-type="none" style:font-name="Liberation Sans2" fo:font-size="36pt" fo:font-style="normal" fo:text-shadow="none" style:text-underline-style="none" fo:font-weight="normal" style:letter-kerning="true" fo:background-color="transparent" style:font-name-asian="David CLM" style:font-size-asian="36pt" style:font-style-asian="normal" style:font-weight-asian="normal" style:font-name-complex="Liberation Sans2" style:font-size-complex="36pt" style:font-style-complex="normal" style:font-weight-complex="normal" style:text-emphasize="none" style:font-relief="none" style:text-overline-style="none" style:text-overline-color="font-color"/>
    </style:style>
    <style:style style:name="T65" style:family="text">
      <style:text-properties fo:font-variant="normal" fo:text-transform="none" style:use-window-font-color="true" style:text-outline="false" style:text-line-through-style="none" style:text-line-through-type="none" style:font-name="Liberation Sans2" fo:font-size="40pt" fo:font-style="normal" fo:text-shadow="none" style:text-underline-style="none" fo:font-weight="normal" style:letter-kerning="true" fo:background-color="transparent" style:font-name-asian="David CLM" style:font-size-asian="40pt" style:font-style-asian="normal" style:font-weight-asian="normal" style:font-name-complex="Liberation Sans2" style:font-size-complex="40pt" style:font-style-complex="normal" style:font-weight-complex="normal" style:text-emphasize="none" style:font-relief="none" style:text-overline-style="none" style:text-overline-color="font-color"/>
    </style:style>
    <style:style style:name="T66" style:family="text">
      <style:text-properties fo:font-variant="normal" fo:text-transform="none" style:use-window-font-color="true" style:text-outline="false" style:text-line-through-style="none" style:text-line-through-type="none" style:font-name="Liberation Sans2" fo:font-size="40pt" fo:font-style="normal" fo:text-shadow="none" style:text-underline-style="none" fo:font-weight="bold" style:letter-kerning="true" fo:background-color="transparent" style:font-name-asian="David CLM" style:font-size-asian="40pt" style:font-style-asian="normal" style:font-weight-asian="bold" style:font-name-complex="Liberation Sans2" style:font-size-complex="40pt" style:font-style-complex="normal" style:font-weight-complex="bold" style:text-emphasize="none" style:font-relief="none" style:text-overline-style="none" style:text-overline-color="font-color"/>
    </style:style>
    <style:style style:name="T67" style:family="text">
      <style:text-properties fo:font-variant="normal" fo:text-transform="none" style:use-window-font-color="true" style:text-outline="false" style:text-line-through-style="none" style:text-line-through-type="none" style:font-name="Liberation Sans2" fo:font-size="28pt" fo:font-style="normal" fo:text-shadow="none" style:text-underline-style="none" fo:font-weight="normal" style:letter-kerning="true" fo:background-color="transparent" style:font-name-asian="David CLM" style:font-size-asian="28pt" style:font-style-asian="normal" style:font-weight-asian="normal" style:font-name-complex="Liberation Sans2" style:font-size-complex="28pt" style:font-style-complex="normal" style:font-weight-complex="normal" style:text-emphasize="none" style:font-relief="none" style:text-overline-style="none" style:text-overline-color="font-color"/>
    </style:style>
    <style:style style:name="T68" style:family="text">
      <style:text-properties fo:font-variant="normal" fo:text-transform="none" fo:color="#ff0000" style:text-outline="false" style:text-line-through-style="none" style:text-line-through-type="none" style:font-name="Liberation Sans2" fo:font-size="40pt" fo:font-style="normal" fo:text-shadow="none" style:text-underline-style="none" fo:font-weight="normal" style:letter-kerning="true" fo:background-color="transparent" style:font-name-asian="David CLM" style:font-size-asian="40pt" style:font-style-asian="normal" style:font-weight-asian="normal" style:font-name-complex="Liberation Sans2" style:font-size-complex="40pt" style:font-style-complex="normal" style:font-weight-complex="normal" style:text-emphasize="none" style:font-relief="none" style:text-overline-style="none" style:text-overline-color="font-color"/>
    </style:style>
    <style:style style:name="T69" style:family="text">
      <style:text-properties fo:font-variant="normal" fo:text-transform="none" fo:color="#009900" style:text-outline="false" style:text-line-through-style="none" style:text-line-through-type="none" style:font-name="Liberation Sans2" fo:font-size="40pt" fo:font-style="normal" fo:text-shadow="none" style:text-underline-style="none" fo:font-weight="normal" style:letter-kerning="true" fo:background-color="transparent" style:font-name-asian="David CLM" style:font-size-asian="40pt" style:font-style-asian="normal" style:font-weight-asian="normal" style:font-name-complex="Liberation Sans2" style:font-size-complex="40pt" style:font-style-complex="normal" style:font-weight-complex="normal" style:text-emphasize="none" style:font-relief="none" style:text-overline-style="none" style:text-overline-color="font-color"/>
    </style:style>
    <style:style style:name="T70" style:family="text">
      <style:text-properties style:font-name="Liberation Sans2" fo:font-size="48pt" style:font-size-asian="48pt" style:font-name-complex="Liberation Sans2" style:font-size-complex="48pt"/>
    </style:style>
    <style:style style:name="T71" style:family="text">
      <style:text-properties fo:color="#0000ff" style:font-name="Liberation Sans2" fo:font-size="36pt" fo:font-style="normal" style:font-size-asian="36pt" style:font-style-asian="normal" style:font-name-complex="Liberation Sans2" style:font-size-complex="36pt" style:font-style-complex="normal"/>
    </style:style>
    <style:style style:name="T72" style:family="text">
      <style:text-properties fo:color="#0000ff" style:font-name="Liberation Sans2" fo:font-size="36pt" fo:font-style="italic" style:font-size-asian="36pt" style:font-style-asian="italic" style:font-name-complex="Liberation Sans2" style:font-size-complex="36pt" style:font-style-complex="italic"/>
    </style:style>
    <style:style style:name="T73" style:family="text">
      <style:text-properties fo:color="#0000ff" style:text-position="-33% 58%" style:font-name="Liberation Sans2" fo:font-size="36pt" fo:font-style="italic" style:font-size-asian="36pt" style:font-style-asian="italic" style:font-name-complex="Liberation Sans2" style:font-size-complex="36pt" style:font-style-complex="italic"/>
    </style:style>
    <style:style style:name="T74" style:family="text">
      <style:text-properties fo:color="#0000ff" style:text-position="0% 100%" style:font-name="Liberation Sans2" fo:font-size="36pt" fo:font-style="normal" style:font-size-asian="36pt" style:font-style-asian="normal" style:font-name-complex="Liberation Sans2" style:font-size-complex="36pt" style:font-style-complex="normal"/>
    </style:style>
    <style:style style:name="T75" style:family="text">
      <style:text-properties fo:color="#00cc33" style:text-position="0% 100%" style:font-name="Liberation Sans2" fo:font-size="36pt" fo:font-style="normal" style:font-size-asian="36pt" style:font-style-asian="normal" style:font-name-complex="Liberation Sans2" style:font-size-complex="36pt" style:font-style-complex="normal"/>
    </style:style>
    <style:style style:name="T76" style:family="text">
      <style:text-properties style:use-window-font-color="true" style:text-position="0% 100%" style:font-name="Liberation Sans2" fo:font-size="36pt" fo:font-style="normal" fo:font-weight="normal" style:font-size-asian="36pt" style:font-style-asian="normal" style:font-weight-asian="normal" style:font-name-complex="Liberation Sans2" style:font-size-complex="36pt" style:font-style-complex="normal" style:font-weight-complex="normal"/>
    </style:style>
    <style:style style:name="T77" style:family="text">
      <style:text-properties fo:color="#000099" style:text-position="0% 100%" style:font-name="Liberation Sans2" fo:font-size="36pt" fo:font-style="normal" fo:font-weight="normal" style:font-size-asian="36pt" style:font-style-asian="normal" style:font-weight-asian="normal" style:font-name-complex="Liberation Sans2" style:font-size-complex="36pt" style:font-style-complex="normal" style:font-weight-complex="normal"/>
    </style:style>
    <style:style style:name="T78" style:family="text">
      <style:text-properties fo:color="#000099" style:font-name="Liberation Sans2" fo:font-size="28pt" fo:font-style="italic" style:font-size-asian="28pt" style:font-style-asian="italic" style:font-name-complex="Liberation Sans2" style:font-size-complex="28pt" style:font-style-complex="italic"/>
    </style:style>
    <style:style style:name="T79" style:family="text">
      <style:text-properties fo:color="#000099" style:font-name="Liberation Sans2" fo:font-size="36pt" fo:font-style="normal" style:font-size-asian="36pt" style:font-style-asian="normal" style:font-name-complex="Liberation Sans2" style:font-size-complex="36pt" style:font-style-complex="normal"/>
    </style:style>
    <style:style style:name="T80" style:family="text">
      <style:text-properties fo:color="#000099" style:font-name="Liberation Sans2" fo:font-size="24pt" fo:font-style="normal" style:font-size-asian="24pt" style:font-style-asian="normal" style:font-name-complex="Liberation Sans2" style:font-size-complex="24pt" style:font-style-complex="normal"/>
    </style:style>
    <style:style style:name="T81" style:family="text">
      <style:text-properties fo:color="#000099" style:font-name="Liberation Sans2" fo:font-size="24pt" fo:font-style="italic" style:font-size-asian="24pt" style:font-style-asian="italic" style:font-name-complex="Liberation Sans2" style:font-size-complex="24pt" style:font-style-complex="italic"/>
    </style:style>
    <style:style style:name="T82" style:family="text">
      <style:text-properties fo:color="#000099" style:font-name="Liberation Sans2" fo:font-size="36pt" fo:font-style="italic" style:font-size-asian="36pt" style:font-style-asian="italic" style:font-name-complex="Liberation Sans2" style:font-size-complex="36pt" style:font-style-complex="italic"/>
    </style:style>
    <style:style style:name="T83" style:family="text">
      <style:text-properties style:use-window-font-color="true" style:font-name="Liberation Sans2" fo:font-size="36pt" fo:font-weight="bold" style:font-size-asian="36pt" style:font-weight-asian="bold" style:font-name-complex="Liberation Sans2" style:font-size-complex="36pt" style:font-weight-complex="bold"/>
    </style:style>
    <style:style style:name="T84" style:family="text">
      <style:text-properties style:use-window-font-color="true" style:font-name="Liberation Sans2" fo:font-size="36pt" style:font-size-asian="36pt" style:font-name-complex="Liberation Sans2" style:font-size-complex="36pt"/>
    </style:style>
    <style:style style:name="T85" style:family="text">
      <style:text-properties fo:font-size="32pt" style:font-size-asian="32pt" style:font-size-complex="32pt"/>
    </style:style>
    <style:style style:name="T86" style:family="text">
      <style:text-properties fo:font-size="32pt" fo:font-weight="normal" style:font-size-asian="32pt" style:font-weight-asian="normal" style:font-size-complex="32pt" style:font-weight-complex="normal"/>
    </style:style>
    <style:style style:name="T87" style:family="text">
      <style:text-properties fo:font-size="32pt" fo:font-weight="bold" style:font-size-asian="32pt" style:font-weight-asian="bold" style:font-size-complex="32pt" style:font-weight-complex="bold"/>
    </style:style>
    <style:style style:name="T88" style:family="text">
      <style:text-properties fo:font-size="30pt" style:font-size-asian="30pt" style:font-size-complex="30pt"/>
    </style:style>
    <style:style style:name="T89" style:family="text">
      <style:text-properties fo:color="#0000ff" fo:font-size="36pt" fo:font-style="italic" style:font-size-asian="36pt" style:font-style-asian="italic" style:font-size-complex="36pt" style:font-style-complex="italic"/>
    </style:style>
    <style:style style:name="T90" style:family="text">
      <style:text-properties fo:color="#0000ff" fo:font-size="36pt" style:font-size-asian="36pt" style:font-size-complex="36pt"/>
    </style:style>
    <style:style style:name="T91" style:family="text">
      <style:text-properties fo:color="#009900" fo:font-size="36pt" style:font-size-asian="36pt" style:font-size-complex="36pt"/>
    </style:style>
    <style:style style:name="T92" style:family="text">
      <style:text-properties fo:color="#990066" fo:font-size="36pt" style:font-size-asian="36pt" style:font-size-complex="36pt"/>
    </style:style>
    <style:style style:name="T93" style:family="text">
      <style:text-properties fo:font-size="36pt" style:font-size-asian="36pt" style:font-size-complex="36pt"/>
    </style:style>
    <style:style style:name="T94" style:family="text">
      <style:text-properties fo:color="#ff0000" fo:font-size="36pt" style:font-size-asian="36pt" style:font-size-complex="36pt"/>
    </style:style>
    <style:style style:name="T95" style:family="text">
      <style:text-properties fo:color="#000099" style:text-position="-33% 58%" style:font-name="Liberation Sans2" fo:font-size="36pt" fo:font-style="italic" style:font-size-asian="36pt" style:font-style-asian="italic" style:font-name-complex="Liberation Sans2" style:font-size-complex="36pt" style:font-style-complex="italic"/>
    </style:style>
    <style:style style:name="T96" style:family="text">
      <style:text-properties fo:color="#000099" style:font-name="Liberation Sans2" fo:font-size="36pt" style:font-size-asian="36pt" style:font-name-complex="Liberation Sans2" style:font-size-complex="36pt"/>
    </style:style>
    <style:style style:name="T97" style:family="text">
      <style:text-properties fo:color="#000099" style:font-name="Liberation Sans2" fo:font-size="36pt" style:font-name-asian="Liberation Sans3" style:font-size-asian="36pt" style:font-name-complex="Liberation Sans2" style:font-size-complex="36pt"/>
    </style:style>
    <style:style style:name="T98" style:family="text">
      <style:text-properties fo:color="#000099" style:font-name="Liberation Sans2" fo:font-size="22pt" style:font-name-asian="Liberation Sans3" style:font-size-asian="22pt" style:font-name-complex="Liberation Sans2" style:font-size-complex="22pt"/>
    </style:style>
    <style:style style:name="T99" style:family="text">
      <style:text-properties fo:color="#006600" style:font-name="Liberation Sans2" fo:font-size="36pt" fo:font-style="italic" style:font-name-asian="Liberation Sans3" style:font-size-asian="36pt" style:font-style-asian="italic" style:font-name-complex="Liberation Sans2" style:font-size-complex="36pt" style:font-style-complex="italic"/>
    </style:style>
    <style:style style:name="T100" style:family="text">
      <style:text-properties fo:color="#006600" style:text-position="-33% 58%" style:font-name="Liberation Sans2" fo:font-size="36pt" fo:font-style="italic" style:font-name-asian="Liberation Sans3" style:font-size-asian="36pt" style:font-style-asian="italic" style:font-name-complex="Liberation Sans2" style:font-size-complex="36pt" style:font-style-complex="italic"/>
    </style:style>
    <style:style style:name="T101" style:family="text">
      <style:text-properties fo:color="#006600" style:font-name="Liberation Sans2" fo:font-size="36pt" style:font-name-asian="Liberation Sans3" style:font-size-asian="36pt" style:font-name-complex="Liberation Sans2" style:font-size-complex="36pt"/>
    </style:style>
    <style:style style:name="T102" style:family="text">
      <style:text-properties fo:color="#006600" style:font-name="Liberation Sans2" fo:font-size="22pt" style:font-name-asian="Liberation Sans3" style:font-size-asian="22pt" style:font-name-complex="Liberation Sans2" style:font-size-complex="22pt"/>
    </style:style>
    <style:style style:name="T103" style:family="text">
      <style:text-properties fo:color="#77216f" style:font-name="Liberation Sans2" fo:font-size="36pt" fo:font-style="italic" style:font-name-asian="Liberation Sans3" style:font-size-asian="36pt" style:font-style-asian="italic" style:font-name-complex="Liberation Sans2" style:font-size-complex="36pt" style:font-style-complex="italic"/>
    </style:style>
    <style:style style:name="T104" style:family="text">
      <style:text-properties fo:color="#77216f" style:text-position="-33% 58%" style:font-name="Liberation Sans2" fo:font-size="36pt" fo:font-style="italic" style:font-name-asian="Liberation Sans3" style:font-size-asian="36pt" style:font-style-asian="italic" style:font-name-complex="Liberation Sans2" style:font-size-complex="36pt" style:font-style-complex="italic"/>
    </style:style>
    <style:style style:name="T105" style:family="text">
      <style:text-properties fo:color="#77216f" style:font-name="Liberation Sans2" fo:font-size="36pt" style:font-name-asian="Liberation Sans3" style:font-size-asian="36pt" style:font-name-complex="Liberation Sans2" style:font-size-complex="36pt"/>
    </style:style>
    <style:style style:name="T106" style:family="text">
      <style:text-properties fo:color="#77216f" style:font-name="Liberation Sans2" fo:font-size="22pt" style:font-name-asian="Liberation Sans3" style:font-size-asian="22pt" style:font-name-complex="Liberation Sans2" style:font-size-complex="22pt"/>
    </style:style>
    <style:style style:name="T107" style:family="text">
      <style:text-properties fo:color="#ff0000" style:font-name="Liberation Sans2" fo:font-size="36pt" fo:font-style="italic" style:font-name-asian="Liberation Sans3" style:font-size-asian="36pt" style:font-style-asian="italic" style:font-name-complex="Liberation Sans2" style:font-size-complex="36pt" style:font-style-complex="italic"/>
    </style:style>
    <style:style style:name="T108" style:family="text">
      <style:text-properties fo:color="#ff0000" style:text-position="-33% 58%" style:font-name="Liberation Sans2" fo:font-size="36pt" fo:font-style="italic" style:font-name-asian="Liberation Sans3" style:font-size-asian="36pt" style:font-style-asian="italic" style:font-name-complex="Liberation Sans2" style:font-size-complex="36pt" style:font-style-complex="italic"/>
    </style:style>
    <style:style style:name="T109" style:family="text">
      <style:text-properties fo:color="#ff0000" style:font-name="Liberation Sans2" fo:font-size="36pt" style:font-name-asian="Liberation Sans3" style:font-size-asian="36pt" style:font-name-complex="Liberation Sans2" style:font-size-complex="36pt"/>
    </style:style>
    <style:style style:name="T110" style:family="text">
      <style:text-properties fo:color="#ff0000" style:font-name="Liberation Sans2" fo:font-size="24pt" style:font-name-asian="Liberation Sans3" style:font-size-asian="24pt" style:font-name-complex="Liberation Sans2" style:font-size-complex="24pt"/>
    </style:style>
    <style:style style:name="T111" style:family="text">
      <style:text-properties fo:color="#ff0000" style:font-name="Liberation Sans2" fo:font-size="22pt" style:font-name-asian="Liberation Sans3" style:font-size-asian="22pt" style:font-name-complex="Liberation Sans2" style:font-size-complex="22pt"/>
    </style:style>
    <style:style style:name="T112" style:family="text">
      <style:text-properties fo:font-size="36pt" fo:font-weight="bold" style:font-size-asian="36pt" style:font-weight-asian="bold" style:font-size-complex="36pt" style:font-weight-complex="bold"/>
    </style:style>
    <style:style style:name="T113" style:family="text">
      <style:text-properties style:font-name="Liberation Sans2" style:font-name-complex="Liberation Sans2"/>
    </style:style>
    <style:style style:name="T114" style:family="text">
      <style:text-properties style:font-name="Liberation Sans2" fo:font-size="32pt" fo:font-weight="bold" style:font-size-asian="32pt" style:font-weight-asian="bold" style:font-name-complex="Liberation Sans2" style:font-size-complex="32pt" style:font-weight-complex="bold"/>
    </style:style>
    <style:style style:name="T115" style:family="text">
      <style:text-properties fo:color="#00cc33" style:font-name="Liberation Sans2" fo:font-size="48pt" fo:font-weight="bold" style:font-size-asian="48pt" style:font-weight-asian="bold" style:font-name-complex="Liberation Sans2" style:font-size-complex="48pt" style:font-weight-complex="bold"/>
    </style:style>
    <style:style style:name="T116" style:family="text">
      <style:text-properties fo:color="#ff3333" style:font-name="Liberation Sans2" fo:font-size="48pt" fo:font-weight="bold" style:font-size-asian="48pt" style:font-weight-asian="bold" style:font-name-complex="Liberation Sans2" style:font-size-complex="48pt" style:font-weight-complex="bold"/>
    </style:style>
    <style:style style:name="T117" style:family="text">
      <style:text-properties style:font-name="Liberation Sans2" fo:font-size="32pt" style:font-size-asian="32pt" style:font-name-complex="Liberation Sans2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8.256cm" svg:height="19.471cm" svg:x="-0.254cm" svg:y="1.524cm" presentation:class="title" presentation:user-transformed="true">
          <draw:text-box>
            <text:p text:style-name="P1"><text:span text:style-name="T1">חלוקה הוגנת של שכר דירה</text:span><text:span text:style-name="T2"><text:line-break/></text:span><text:span text:style-name="T2">Fair Rent Division</text:span><text:span text:style-name="T3"><text:line-break/></text:span><text:span text:style-name="T3"><text:line-break/></text:span><text:span text:style-name="T4">אראל סגל-הלוי</text:span></text:p>
          </draw:text-box>
        </draw:frame>
        <draw:custom-shape draw:name="Rectangle 1" draw:style-name="gr1" draw:text-style-name="P4" draw:layer="layout" svg:width="27.998cm" svg:height="1.678cm" svg:x="0.004cm" svg:y="0cm">
          <text:list text:style-name="L1">
            <text:list-header>
              <text:p text:style-name="P3"><text:span text:style-name="T5">"וּנְחַלְתֶּם אוֹתָהּ אִישׁ כְּאָחִיו"</text:span><text:span text:style-name="T6"> (יחזקאל מז </text:span><text:span text:style-name="T6">14</text:span><text:span text:style-name="T6">)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custom-shape draw:name="Shape 35" draw:style-name="gr2" draw:text-style-name="P5" draw:layer="layout" svg:width="15.265cm" svg:height="10.477cm" svg:x="3.162cm" svg:y="2.12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36" draw:style-name="gr3" draw:text-style-name="P6" draw:layer="layout" svg:width="17.272cm" svg:height="12.571cm" svg:x="2.161cm" svg:y="13.26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Shape 37" presentation:style-name="pr2" draw:text-style-name="P7" draw:layer="layout" svg:width="17.267cm" svg:height="12.567cm" svg:x="2.161cm" svg:y="13.269cm" presentation:class="notes" presentation:placeholder="true" presentation:user-transformed="true">
            <draw:text-box/>
          </draw:frame>
          <draw:page-thumbnail draw:name="Shape 38" draw:style-name="gr4" draw:layer="layout" svg:width="13.969cm" svg:height="10.476cm" svg:x="3.81cm" svg:y="2.123cm" draw:page-number="1" presentation:class="page"/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9" draw:layer="layout" svg:width="28.002cm" svg:height="2.54cm" svg:x="0cm" svg:y="0cm" presentation:class="title" presentation:user-transformed="true">
          <draw:text-box>
            <text:p text:style-name="P8"><text:span text:style-name="T7">חלוקת שכר דירה: מודל </text:span><text:span text:style-name="T8">קרדינלי</text:span></text:p>
          </draw:text-box>
        </draw:frame>
        <draw:frame presentation:style-name="pr4" draw:text-style-name="P11" draw:layer="layout" svg:width="27.432cm" svg:height="17.697cm" svg:x="0.254cm" svg:y="3.048cm" presentation:class="outline" presentation:user-transformed="true">
          <draw:text-box>
            <text:p xml:id="id1" text:id="id1" text:style-name="P10"><text:span text:style-name="T9">הנחות:</text:span></text:p>
            <text:list text:style-name="L2">
              <text:list-item>
                <text:p xml:id="id2" text:id="id2" text:style-name="P10"><text:span text:style-name="T9">"חדרים סבירים" - כל דייר מייחס ערך כספי לכל חדר, סכום הערכים </text:span><text:span text:style-name="T10">≥</text:span><text:span text:style-name="T9"> מחיר הדירה.</text:span></text:p>
              </text:list-item>
              <text:list-item>
                <text:p xml:id="id3" text:id="id3" text:style-name="P10"><text:span text:style-name="T9">"קוואזי-ליניאריות" - התועלת של דייר שמקבל חדר = ערך החדר פחות המחיר שלו.</text:span></text:p>
              </text:list-item>
              <text:list-item>
                <text:p xml:id="id4" text:id="id4" text:style-name="P10"><text:span text:style-name="T11">הנחת “הדיירים העניים” בדרך-כלל </text:span><text:span text:style-name="T12">לא</text:span><text:span text:style-name="T11"> מתקיימת: </text:span><text:span text:style-name="T13">אם <text:s/>חדר א = </text:span><text:span text:style-name="T13">100</text:span><text:span text:style-name="T13"> <text:s text:c="2"/>וחדר ב = </text:span><text:span text:style-name="T13">50</text:span><text:span text:style-name="T13">, </text:span><text:span text:style-name="T13"><text:line-break/></text:span><text:span text:style-name="T13">נעדיף חדר א במחיר </text:span><text:span text:style-name="T13">5</text:span><text:span text:style-name="T13"> <text:s text:c="4"/>מחדר ב בחינם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9cm" svg:height="10.476cm" svg:x="3.81cm" svg:y="2.123cm" draw:page-number="2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9" draw:layer="layout" svg:width="28.002cm" svg:height="2.54cm" svg:x="0cm" svg:y="0cm" presentation:class="title" presentation:user-transformed="true">
          <draw:text-box>
            <text:p text:style-name="P8"><text:span text:style-name="T7">חלוקת שכר דירה: סכום הערכים</text:span></text:p>
          </draw:text-box>
        </draw:frame>
        <draw:frame presentation:style-name="pr4" draw:text-style-name="P13" draw:layer="layout" svg:width="27.432cm" svg:height="18.205cm" svg:x="0.254cm" svg:y="2.54cm" presentation:class="outline" presentation:user-transformed="true">
          <draw:text-box>
            <text:p text:style-name="P10"><text:span text:style-name="T14">משפט</text:span><text:span text:style-name="T15">: </text:span><text:span text:style-name="T16">בכל</text:span><text:span text:style-name="T15"> השמה ללא קנאה, סכום הערכים של הדיירים בחדרים שהם גרים בהם הוא מקסימלי.</text:span></text:p>
            <text:p text:style-name="P10"><text:span text:style-name="T17">הוכחה</text:span><text:span text:style-name="T18">: תהי </text:span><text:span text:style-name="T18">X</text:span><text:span text:style-name="T18"> השמת-חדרים ללא קנאה.</text:span><text:span text:style-name="T18"><text:line-break/></text:span><text:span text:style-name="T18">תהי </text:span><text:span text:style-name="T18">Y</text:span><text:span text:style-name="T18"> השמה אחרת כלשהי. לפי הגדרת קנאה:</text:span></text:p>
            <text:p text:style-name="P1"><text:span text:style-name="T19">V</text:span><text:span text:style-name="T20">i</text:span><text:span text:style-name="T19">(X</text:span><text:span text:style-name="T20">i</text:span><text:span text:style-name="T19">) – P(X</text:span><text:span text:style-name="T20">i</text:span><text:span text:style-name="T19">) </text:span><text:span text:style-name="T21">≥</text:span><text:span text:style-name="T19"> V</text:span><text:span text:style-name="T20">i</text:span><text:span text:style-name="T19">(Y</text:span><text:span text:style-name="T20">i</text:span><text:span text:style-name="T19">) – P(Y</text:span><text:span text:style-name="T20">i</text:span><text:span text:style-name="T19">)</text:span></text:p>
            <text:p text:style-name="P10"><text:span text:style-name="T18">נסכום על כל הדיירים, </text:span><text:span text:style-name="T19">i</text:span><text:span text:style-name="T18"> בין </text:span><text:span text:style-name="T18">1</text:span><text:span text:style-name="T18"> ל-</text:span><text:span text:style-name="T19">n</text:span><text:span text:style-name="T18">:</text:span></text:p>
            <text:p text:style-name="P1"><text:span text:style-name="T22">∑</text:span><text:span text:style-name="T22">(</text:span><text:span text:style-name="T23">V</text:span><text:span text:style-name="T24">i</text:span><text:span text:style-name="T23">(X</text:span><text:span text:style-name="T24">i</text:span><text:span text:style-name="T23">) – P(X</text:span><text:span text:style-name="T24">i</text:span><text:span text:style-name="T23">)) </text:span><text:span text:style-name="T25">≥</text:span><text:span text:style-name="T23"> ∑(V</text:span><text:span text:style-name="T24">i</text:span><text:span text:style-name="T23">(Y</text:span><text:span text:style-name="T24">i</text:span><text:span text:style-name="T23">) – P(Y</text:span><text:span text:style-name="T24">i</text:span><text:span text:style-name="T23">))</text:span></text:p>
            <text:p text:style-name="P1"><text:span text:style-name="T23">∑</text:span><text:span text:style-name="T23">V</text:span><text:span text:style-name="T24">i</text:span><text:span text:style-name="T23">(X</text:span><text:span text:style-name="T24">i</text:span><text:span text:style-name="T23">) – ∑P(X</text:span><text:span text:style-name="T24">i</text:span><text:span text:style-name="T23">) </text:span><text:span text:style-name="T25">≥</text:span><text:span text:style-name="T23"> ∑V</text:span><text:span text:style-name="T24">i</text:span><text:span text:style-name="T23">(Y</text:span><text:span text:style-name="T24">i</text:span><text:span text:style-name="T23">) – ∑P(Y</text:span><text:span text:style-name="T24">i</text:span><text:span text:style-name="T23">)</text:span></text:p>
            <text:p text:style-name="P10"><text:span text:style-name="T26">בשני הצדדים, סכום המחירים שווה למחיר הדירה.***</text:span></text:p>
          </draw:text-box>
        </draw:frame>
        <presentation:notes draw:style-name="dp2">
          <draw:page-thumbnail draw:style-name="gr4" draw:layer="layout" svg:width="13.969cm" svg:height="10.476cm" svg:x="3.81cm" svg:y="2.123cm" draw:page-number="3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text-style-name="P9" draw:layer="layout" svg:width="28.002cm" svg:height="2.54cm" svg:x="0cm" svg:y="0cm" presentation:class="title" presentation:user-transformed="true">
          <draw:text-box>
            <text:p text:style-name="P8"><text:span text:style-name="T7">מיקסום סכום הערכים</text:span></text:p>
          </draw:text-box>
        </draw:frame>
        <draw:frame presentation:style-name="pr4" draw:text-style-name="P14" draw:layer="layout" svg:width="27.432cm" svg:height="18.205cm" svg:x="0.254cm" svg:y="2.54cm" presentation:class="outline" presentation:user-transformed="true">
          <draw:text-box>
            <text:p text:style-name="P10"><text:span text:style-name="T14">משפט</text:span><text:span text:style-name="T15">: </text:span><text:span text:style-name="T16">בכל</text:span><text:span text:style-name="T15"> השמה ללא קנאה, סכום הערכים של הדיירים בחדרים שהם גרים בהם הוא מקסימלי.</text:span></text:p>
            <text:p text:style-name="P10"><text:span text:style-name="T27">מסקנות:</text:span></text:p>
            <text:list text:style-name="L3">
              <text:list-item>
                <text:p text:style-name="P10"><text:span text:style-name="T28">כל השמת-חדרים ללא קנאה היא יעילה פארטו.</text:span></text:p>
              </text:list-item>
              <text:list-item>
                <text:p text:style-name="P10"><text:span text:style-name="T29">כדי למצוא חלוקת שכ"ד ללא קנאה, צריך אלגוריתם ל</text:span><text:span text:style-name="T30">השמה ממקסמת-סכום-ערכים</text:span><text:span text:style-name="T29">.</text:span></text:p>
              </text:list-item>
            </text:list>
            <text:p text:style-name="P10"><text:span text:style-name="T31">בעיית מיקסום סכום הערכים ידועה בשמות שונים:</text:span></text:p>
            <text:list text:style-name="L1">
              <text:list-item>
                <text:p text:style-name="P10"><text:span text:style-name="T31">בעיית ההשמה – </text:span><text:span text:style-name="T31">Assignment problem</text:span></text:p>
              </text:list-item>
              <text:list-item>
                <text:p text:style-name="P10"><text:span text:style-name="T31">שידוך עם משקל מקסימלי – </text:span><text:span text:style-name="T31"><text:line-break/></text:span><text:span text:style-name="T31">Maximum-weight matching</text:span></text:p>
              </text:list-item>
            </text:list>
          </draw:text-box>
        </draw:frame>
        <presentation:notes draw:style-name="dp2">
          <draw:page-thumbnail draw:style-name="gr4" draw:layer="layout" svg:width="13.969cm" svg:height="10.476cm" svg:x="3.81cm" svg:y="2.123cm" draw:page-number="4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6" draw:text-style-name="P9" draw:layer="layout" svg:width="28.002cm" svg:height="3.603cm" svg:x="0cm" svg:y="0cm" presentation:class="title" presentation:user-transformed="true">
          <draw:text-box>
            <text:p text:style-name="P8"><text:span text:style-name="T7">שידוך עם משקל מקסימלי</text:span></text:p>
          </draw:text-box>
        </draw:frame>
        <draw:frame presentation:style-name="pr4" draw:text-style-name="P15" draw:layer="layout" svg:width="28.002cm" svg:height="2.286cm" svg:x="0cm" svg:y="4.064cm" presentation:class="outline" presentation:user-transformed="true">
          <draw:text-box>
            <text:list text:style-name="L2">
              <text:list-item>
                <text:p text:style-name="P10"><text:span text:style-name="T32">הקלט</text:span><text:span text:style-name="T33">: גרף דו-צדדי עם משקלים על הקשתות:</text:span></text:p>
              </text:list-item>
            </text:list>
          </draw:text-box>
        </draw:frame>
        <draw:custom-shape draw:style-name="gr5" draw:text-style-name="P16" draw:layer="layout" svg:width="3.048cm" svg:height="3.048cm" svg:x="6.096cm" svg:y="9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6" draw:layer="layout" svg:width="3.048cm" svg:height="3.048cm" svg:x="6.096cm" svg:y="13.2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6" draw:layer="layout" svg:width="3.048cm" svg:height="3.048cm" svg:x="6.096cm" svg:y="16.7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7" draw:layer="layout" svg:width="3.048cm" svg:height="3.048cm" svg:x="19.05cm" svg:y="9.6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7" draw:layer="layout" svg:width="3.048cm" svg:height="3.048cm" svg:x="19.05cm" svg:y="13.2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7" draw:layer="layout" svg:width="3.048cm" svg:height="3.048cm" svg:x="19.05cm" svg:y="16.7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8" draw:layer="layout" svg:x1="19.05cm" svg:y1="10.922cm" svg:x2="9.144cm" svg:y2="10.922cm">
          <text:p/>
        </draw:line>
        <draw:line draw:style-name="gr7" draw:text-style-name="P18" draw:layer="layout" svg:x1="19.05cm" svg:y1="11.43cm" svg:x2="9.144cm" svg:y2="14.478cm">
          <text:p/>
        </draw:line>
        <draw:line draw:style-name="gr7" draw:text-style-name="P18" draw:layer="layout" svg:x1="19.304cm" svg:y1="11.938cm" svg:x2="9.144cm" svg:y2="17.78cm">
          <text:p/>
        </draw:line>
        <draw:line draw:style-name="gr7" draw:text-style-name="P18" draw:layer="layout" svg:x1="19.05cm" svg:y1="14.732cm" svg:x2="9.144cm" svg:y2="11.43cm">
          <text:p/>
        </draw:line>
        <draw:line draw:style-name="gr7" draw:text-style-name="P18" draw:layer="layout" svg:x1="19.05cm" svg:y1="14.986cm" svg:x2="9.144cm" svg:y2="14.986cm">
          <text:p/>
        </draw:line>
        <draw:line draw:style-name="gr7" draw:text-style-name="P18" draw:layer="layout" svg:x1="19.05cm" svg:y1="15.24cm" svg:x2="9.144cm" svg:y2="18.542cm">
          <text:p/>
        </draw:line>
        <draw:line draw:style-name="gr7" draw:text-style-name="P18" draw:layer="layout" svg:x1="19.05cm" svg:y1="18.542cm" svg:x2="9.144cm" svg:y2="18.796cm">
          <text:p/>
        </draw:line>
        <draw:line draw:style-name="gr7" draw:text-style-name="P18" draw:layer="layout" svg:x1="19.05cm" svg:y1="18.034cm" svg:x2="9.144cm" svg:y2="15.24cm">
          <text:p/>
        </draw:line>
        <draw:line draw:style-name="gr7" draw:text-style-name="P18" draw:layer="layout" svg:x1="19.304cm" svg:y1="17.526cm" svg:x2="8.89cm" svg:y2="11.938cm">
          <text:p/>
        </draw:line>
        <draw:frame draw:style-name="gr8" draw:text-style-name="P19" draw:layer="layout" svg:width="1.526cm" svg:height="1.276cm" svg:x="17.78cm" svg:y="10.154cm">
          <draw:text-box>
            <text:p><text:span text:style-name="T34">25</text:span></text:p>
          </draw:text-box>
        </draw:frame>
        <draw:frame draw:style-name="gr8" draw:text-style-name="P19" draw:layer="layout" svg:width="1.526cm" svg:height="1.276cm" svg:x="16.941cm" svg:y="11.212cm">
          <draw:text-box>
            <text:p><text:span text:style-name="T34">40</text:span></text:p>
          </draw:text-box>
        </draw:frame>
        <draw:frame draw:style-name="gr8" draw:text-style-name="P19" draw:layer="layout" svg:width="1.526cm" svg:height="1.276cm" svg:x="17.782cm" svg:y="11.932cm">
          <draw:text-box>
            <text:p><text:span text:style-name="T34">35</text:span></text:p>
          </draw:text-box>
        </draw:frame>
        <draw:frame draw:style-name="gr8" draw:text-style-name="P19" draw:layer="layout" svg:width="1.526cm" svg:height="1.276cm" svg:x="17.272cm" svg:y="13.71cm">
          <draw:text-box>
            <text:p><text:span text:style-name="T34">40</text:span></text:p>
          </draw:text-box>
        </draw:frame>
        <draw:frame draw:style-name="gr8" draw:text-style-name="P19" draw:layer="layout" svg:width="1.526cm" svg:height="1.276cm" svg:x="16.004cm" svg:y="14.224cm">
          <draw:text-box>
            <text:p><text:span text:style-name="T34">60</text:span></text:p>
          </draw:text-box>
        </draw:frame>
        <draw:frame draw:style-name="gr8" draw:text-style-name="P19" draw:layer="layout" svg:width="1.526cm" svg:height="1.276cm" svg:x="17.274cm" svg:y="14.986cm">
          <draw:text-box>
            <text:p><text:span text:style-name="T34">35</text:span></text:p>
          </draw:text-box>
        </draw:frame>
        <draw:frame draw:style-name="gr8" draw:text-style-name="P19" draw:layer="layout" svg:width="1.526cm" svg:height="1.276cm" svg:x="17.78cm" svg:y="16.256cm">
          <draw:text-box>
            <text:p><text:span text:style-name="T34">20</text:span></text:p>
          </draw:text-box>
        </draw:frame>
        <draw:frame draw:style-name="gr8" draw:text-style-name="P19" draw:layer="layout" svg:width="1.526cm" svg:height="1.276cm" svg:x="16.256cm" svg:y="17.018cm">
          <draw:text-box>
            <text:p><text:span text:style-name="T34">40</text:span></text:p>
          </draw:text-box>
        </draw:frame>
        <draw:frame draw:style-name="gr8" draw:text-style-name="P19" draw:layer="layout" svg:width="1.526cm" svg:height="1.276cm" svg:x="17.526cm" svg:y="18.034cm">
          <draw:text-box>
            <text:p><text:span text:style-name="T34">25</text:span></text:p>
          </draw:text-box>
        </draw:frame>
        <presentation:notes draw:style-name="dp2">
          <draw:page-thumbnail draw:style-name="gr4" draw:layer="layout" svg:width="13.969cm" svg:height="10.476cm" svg:x="3.81cm" svg:y="2.123cm" draw:page-number="5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6" draw:text-style-name="P9" draw:layer="layout" svg:width="28.002cm" svg:height="3.603cm" svg:x="0cm" svg:y="0cm" presentation:class="title" presentation:user-transformed="true">
          <draw:text-box>
            <text:p text:style-name="P8"><text:span text:style-name="T7">שידוך עם משקל מקסימלי</text:span></text:p>
          </draw:text-box>
        </draw:frame>
        <draw:frame presentation:style-name="pr4" draw:text-style-name="P15" draw:layer="layout" svg:width="28.002cm" svg:height="2.286cm" svg:x="0cm" svg:y="4.064cm" presentation:class="outline" presentation:user-transformed="true">
          <draw:text-box>
            <text:list text:style-name="L2">
              <text:list-item>
                <text:p text:style-name="P10"><text:span text:style-name="T35">הפלט</text:span><text:span text:style-name="T36">: שידוך מושלם שמשקלו גדול ביותר:</text:span></text:p>
              </text:list-item>
            </text:list>
          </draw:text-box>
        </draw:frame>
        <draw:custom-shape draw:style-name="gr5" draw:text-style-name="P16" draw:layer="layout" svg:width="3.048cm" svg:height="3.048cm" svg:x="6.096cm" svg:y="9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6" draw:layer="layout" svg:width="3.048cm" svg:height="3.048cm" svg:x="6.096cm" svg:y="13.2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6" draw:layer="layout" svg:width="3.048cm" svg:height="3.048cm" svg:x="6.096cm" svg:y="16.7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7" draw:layer="layout" svg:width="3.048cm" svg:height="3.048cm" svg:x="19.05cm" svg:y="9.6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7" draw:layer="layout" svg:width="3.048cm" svg:height="3.048cm" svg:x="19.05cm" svg:y="13.2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7" draw:layer="layout" svg:width="3.048cm" svg:height="3.048cm" svg:x="19.05cm" svg:y="16.7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8" draw:layer="layout" svg:x1="19.05cm" svg:y1="10.922cm" svg:x2="9.144cm" svg:y2="10.922cm">
          <text:p/>
        </draw:line>
        <draw:line draw:style-name="gr7" draw:text-style-name="P18" draw:layer="layout" svg:x1="19.05cm" svg:y1="11.43cm" svg:x2="9.144cm" svg:y2="14.478cm">
          <text:p/>
        </draw:line>
        <draw:line draw:style-name="gr9" draw:text-style-name="P18" draw:layer="layout" svg:x1="19.304cm" svg:y1="11.938cm" svg:x2="9.144cm" svg:y2="17.78cm">
          <text:p/>
        </draw:line>
        <draw:line draw:style-name="gr7" draw:text-style-name="P18" draw:layer="layout" svg:x1="19.05cm" svg:y1="14.732cm" svg:x2="9.144cm" svg:y2="11.43cm">
          <text:p/>
        </draw:line>
        <draw:line draw:style-name="gr9" draw:text-style-name="P18" draw:layer="layout" svg:x1="19.05cm" svg:y1="14.986cm" svg:x2="9.144cm" svg:y2="14.986cm">
          <text:p/>
        </draw:line>
        <draw:line draw:style-name="gr7" draw:text-style-name="P18" draw:layer="layout" svg:x1="19.05cm" svg:y1="15.24cm" svg:x2="9.144cm" svg:y2="18.542cm">
          <text:p/>
        </draw:line>
        <draw:line draw:style-name="gr7" draw:text-style-name="P18" draw:layer="layout" svg:x1="19.05cm" svg:y1="18.542cm" svg:x2="9.144cm" svg:y2="18.796cm">
          <text:p/>
        </draw:line>
        <draw:line draw:style-name="gr7" draw:text-style-name="P18" draw:layer="layout" svg:x1="19.05cm" svg:y1="18.034cm" svg:x2="9.144cm" svg:y2="15.24cm">
          <text:p/>
        </draw:line>
        <draw:line draw:style-name="gr9" draw:text-style-name="P18" draw:layer="layout" svg:x1="19.304cm" svg:y1="17.526cm" svg:x2="8.89cm" svg:y2="11.938cm">
          <text:p/>
        </draw:line>
        <draw:frame draw:style-name="gr8" draw:text-style-name="P19" draw:layer="layout" svg:width="1.526cm" svg:height="1.276cm" svg:x="17.78cm" svg:y="10.154cm">
          <draw:text-box>
            <text:p><text:span text:style-name="T34">25</text:span></text:p>
          </draw:text-box>
        </draw:frame>
        <draw:frame draw:style-name="gr8" draw:text-style-name="P19" draw:layer="layout" svg:width="1.526cm" svg:height="1.276cm" svg:x="16.941cm" svg:y="11.212cm">
          <draw:text-box>
            <text:p><text:span text:style-name="T34">40</text:span></text:p>
          </draw:text-box>
        </draw:frame>
        <draw:frame draw:style-name="gr8" draw:text-style-name="P19" draw:layer="layout" svg:width="1.526cm" svg:height="1.276cm" svg:x="17.782cm" svg:y="11.932cm">
          <draw:text-box>
            <text:p><text:span text:style-name="T34">35</text:span></text:p>
          </draw:text-box>
        </draw:frame>
        <draw:frame draw:style-name="gr8" draw:text-style-name="P19" draw:layer="layout" svg:width="1.526cm" svg:height="1.276cm" svg:x="17.272cm" svg:y="13.71cm">
          <draw:text-box>
            <text:p><text:span text:style-name="T34">40</text:span></text:p>
          </draw:text-box>
        </draw:frame>
        <draw:frame draw:style-name="gr8" draw:text-style-name="P19" draw:layer="layout" svg:width="1.526cm" svg:height="1.276cm" svg:x="16.004cm" svg:y="14.224cm">
          <draw:text-box>
            <text:p><text:span text:style-name="T34">60</text:span></text:p>
          </draw:text-box>
        </draw:frame>
        <draw:frame draw:style-name="gr8" draw:text-style-name="P19" draw:layer="layout" svg:width="1.526cm" svg:height="1.276cm" svg:x="17.274cm" svg:y="14.986cm">
          <draw:text-box>
            <text:p><text:span text:style-name="T34">35</text:span></text:p>
          </draw:text-box>
        </draw:frame>
        <draw:frame draw:style-name="gr8" draw:text-style-name="P19" draw:layer="layout" svg:width="1.526cm" svg:height="1.276cm" svg:x="17.78cm" svg:y="16.256cm">
          <draw:text-box>
            <text:p><text:span text:style-name="T34">20</text:span></text:p>
          </draw:text-box>
        </draw:frame>
        <draw:frame draw:style-name="gr8" draw:text-style-name="P19" draw:layer="layout" svg:width="1.526cm" svg:height="1.276cm" svg:x="16.256cm" svg:y="17.018cm">
          <draw:text-box>
            <text:p><text:span text:style-name="T34">40</text:span></text:p>
          </draw:text-box>
        </draw:frame>
        <draw:frame draw:style-name="gr8" draw:text-style-name="P19" draw:layer="layout" svg:width="1.526cm" svg:height="1.276cm" svg:x="17.526cm" svg:y="18.034cm">
          <draw:text-box>
            <text:p><text:span text:style-name="T34">25</text:span></text:p>
          </draw:text-box>
        </draw:frame>
        <presentation:notes draw:style-name="dp2">
          <draw:page-thumbnail draw:style-name="gr4" draw:layer="layout" svg:width="13.969cm" svg:height="10.476cm" svg:x="3.81cm" svg:y="2.123cm" draw:page-number="6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6" draw:text-style-name="P9" draw:layer="layout" svg:width="28.002cm" svg:height="3.603cm" svg:x="0cm" svg:y="0cm" presentation:class="title" presentation:user-transformed="true">
          <draw:text-box>
            <text:p text:style-name="P8"><text:span text:style-name="T7">שידוך עם משקל מקסימלי</text:span></text:p>
          </draw:text-box>
        </draw:frame>
        <draw:frame presentation:style-name="pr4" draw:text-style-name="P22" draw:layer="layout" svg:width="28.002cm" svg:height="14.986cm" svg:x="0cm" svg:y="4.064cm" presentation:class="outline" presentation:user-transformed="true">
          <draw:text-box>
            <text:list text:style-name="L2">
              <text:list-item>
                <text:p text:style-name="P10"><text:span text:style-name="T36">מספר השידוכים האפשריים: המון </text:span><text:span text:style-name="T37">(כמה?)</text:span><text:span text:style-name="T36">.</text:span></text:p>
              </text:list-item>
              <text:list-item>
                <text:p text:style-name="P10"><text:span text:style-name="T36">יש הרבה אלגוריתמים יעילים לפתרון הבעיה.</text:span></text:p>
              </text:list-item>
              <text:list-item>
                <text:p text:style-name="P10"><text:span text:style-name="T38">אנחנו נראה איך להפוך אותה ל</text:span><text:span text:style-name="T39">בעיית אופטימיזציה</text:span><text:span text:style-name="T38"> שאפשר לפתור ב </text:span><text:span text:style-name="T38">Mathematica</text:span><text:span text:style-name="T38">.</text:span></text:p>
              </text:list-item>
              <text:list-item>
                <text:p text:style-name="P20"><text:span text:style-name="T40">לכל </text:span><text:span text:style-name="T41">קשת </text:span><text:span text:style-name="T40">בגרף</text:span><text:span text:style-name="T42"> </text:span><text:span text:style-name="T40">(בין </text:span><text:span text:style-name="T42"><text:s/></text:span><text:span text:style-name="T40">i</text:span><text:span text:style-name="T40"> ל</text:span><text:span text:style-name="T42"> </text:span><text:span text:style-name="T40">j</text:span><text:span text:style-name="T40">), יהיה </text:span><text:span text:style-name="T41">משתנה</text:span><text:span text:style-name="T43"> </text:span><text:span text:style-name="T44">x[i,j]</text:span><text:span text:style-name="T40">: </text:span><text:span text:style-name="T40"><text:line-break/></text:span><text:span text:style-name="T42">1</text:span><text:span text:style-name="T40"> - </text:span><text:span text:style-name="T42">אם הקשת בשידוך, </text:span><text:span text:style-name="T42">0</text:span><text:span text:style-name="T40"> - </text:span><text:span text:style-name="T45">אם הקשת לא בשידוך.</text:span></text:p>
              </text:list-item>
            </text:list>
            <text:p text:style-name="P21"><text:span text:style-name="T44">For all i: Sum </text:span><text:span text:style-name="T46">j</text:span><text:span text:style-name="T44"> x[i,j] = 1; <text:s text:c="3"/>For all j: Sum </text:span><text:span text:style-name="T46">i</text:span><text:span text:style-name="T44"> x[i,j] = 1</text:span></text:p>
            <text:list text:continue-numbering="true" text:style-name="L2">
              <text:list-item>
                <text:p text:style-name="P20"><text:span text:style-name="T41">המשקל הכולל</text:span><text:span text:style-name="T40"> של שידוך: <text:s text:c="3"/></text:span><text:span text:style-name="T44">Sum</text:span><text:span text:style-name="T46">i,j</text:span><text:span text:style-name="T44"> <text:s/>w[i,j] * x[i,j]</text:span></text:p>
              </text:list-item>
            </text:list>
          </draw:text-box>
        </draw:frame>
        <presentation:notes draw:style-name="dp2">
          <draw:page-thumbnail draw:style-name="gr4" draw:layer="layout" svg:width="13.969cm" svg:height="10.476cm" svg:x="3.81cm" svg:y="2.123cm" draw:page-number="7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6" draw:text-style-name="P9" draw:layer="layout" svg:width="28.002cm" svg:height="3.603cm" svg:x="0cm" svg:y="0cm" presentation:class="title" presentation:user-transformed="true">
          <draw:text-box>
            <text:p text:style-name="P8"><text:span text:style-name="T7">שידוך עם משקל מקסימלי - תוכנית</text:span></text:p>
          </draw:text-box>
        </draw:frame>
        <draw:frame presentation:style-name="pr4" draw:text-style-name="P13" draw:layer="layout" svg:width="28.002cm" svg:height="15.748cm" svg:x="0cm" svg:y="4.064cm" presentation:class="outline" presentation:user-transformed="true">
          <draw:text-box>
            <text:p text:style-name="P23"><text:span text:style-name="T47">לסיכום, זו התוכנית שיש לפתור:</text:span></text:p>
            <text:p text:style-name="P24"><text:span text:style-name="T48">Maximize <text:s text:c="3"/>Sum </text:span><text:span text:style-name="T49">i,j</text:span><text:span text:style-name="T48"> <text:s/>w[i,j] * x[i,j]</text:span></text:p>
            <text:p text:style-name="P24"><text:span text:style-name="T48">Such that <text:s text:c="4"/>For all i: <text:s/>Sum</text:span><text:span text:style-name="T49">j</text:span><text:span text:style-name="T48"> x[i,j] = 1 <text:s/></text:span><text:span text:style-name="T48"><text:line-break/></text:span><text:span text:style-name="T48"> <text:s text:c="19"/>For all j: <text:s/>Sum</text:span><text:span text:style-name="T49">i</text:span><text:span text:style-name="T48"> x[i,j] = 1</text:span></text:p>
            <text:p text:style-name="P24"><text:span text:style-name="T48"><text:s text:c="20"/></text:span><text:span text:style-name="T48">For all i,j: <text:s/>1 </text:span><text:span text:style-name="T50">≥</text:span><text:span text:style-name="T48"> x[i,j] </text:span><text:span text:style-name="T50">≥ 0</text:span></text:p>
            <text:p text:style-name="P24"><text:span text:style-name="T48"><text:s text:c="20"/></text:span><text:span text:style-name="T48">For all i,j: <text:s/>x[i,j]</text:span><text:span text:style-name="T51"> in </text:span><text:span text:style-name="T52">Z</text:span></text:p>
            <text:p text:style-name="P23"><text:span text:style-name="T53">הבעיה היחידה היא האילוץ האחרון – </text:span><text:span text:style-name="T53"><text:line-break/></text:span><text:span text:style-name="T53"> <text:s text:c="9"/>כל המשתנים חייבים להיות מספרים שלמים.</text:span></text:p>
            <text:p text:style-name="P23"><text:span text:style-name="T53">אופטימיזציה עם משתנים שלמים היא בעיה </text:span><text:span text:style-name="T53">NP</text:span><text:span text:style-name="T53">-קשה!</text:span></text:p>
          </draw:text-box>
        </draw:frame>
        <presentation:notes draw:style-name="dp2">
          <draw:page-thumbnail draw:style-name="gr4" draw:layer="layout" svg:width="13.969cm" svg:height="10.476cm" svg:x="3.81cm" svg:y="2.123cm" draw:page-number="8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6" draw:text-style-name="P9" draw:layer="layout" svg:width="28.002cm" svg:height="3.603cm" svg:x="0cm" svg:y="0cm" presentation:class="title" presentation:user-transformed="true">
          <draw:text-box>
            <text:p text:style-name="P8"><text:span text:style-name="T7">שידוך עם משקל מקסימלי - תוכנית</text:span></text:p>
          </draw:text-box>
        </draw:frame>
        <draw:frame presentation:style-name="pr4" draw:text-style-name="P25" draw:layer="layout" svg:width="28.002cm" svg:height="15.748cm" svg:x="0cm" svg:y="4.064cm" presentation:class="outline" presentation:user-transformed="true">
          <draw:text-box>
            <text:p text:style-name="P23"><text:span text:style-name="T54">משפט</text:span><text:span text:style-name="T55">:</text:span><text:span text:style-name="T56"> </text:span><text:span text:style-name="T57">אם </text:span><text:span text:style-name="T56">קיים פתרון אופטימלי לבעיה מהשקף הקודם, </text:span><text:span text:style-name="T57">אז </text:span><text:span text:style-name="T56">קיים קיים פתרון אופטימלי שבו כל המשתנים הם שלמים.</text:span></text:p>
            <text:p text:style-name="P23"><text:span text:style-name="T58">הוכחה</text:span><text:span text:style-name="T59">: </text:span><text:span text:style-name="T60">יהי </text:span><text:span text:style-name="T61">x</text:span><text:span text:style-name="T61"> </text:span><text:span text:style-name="T60">פתרון אופטימלי עם משתנים "שבורים".</text:span><text:span text:style-name="T60"><text:line-break/></text:span><text:span text:style-name="T60">נבחר משתנה אחד שבור - </text:span><text:span text:style-name="T61">x[i1, j2]</text:span><text:span text:style-name="T61">. </text:span><text:span text:style-name="T61"><text:line-break/></text:span><text:span text:style-name="T60">סכום המשתנים הסמוכים לצומת </text:span><text:span text:style-name="T61">j2</text:span><text:span text:style-name="T61"> הוא שלם.</text:span><text:span text:style-name="T61"><text:line-break/></text:span><text:span text:style-name="T61">לכן חייב להיות משתנה שבור נוסף – </text:span><text:span text:style-name="T61">x[i3,j2]</text:span><text:span text:style-name="T61">.</text:span><text:span text:style-name="T61"><text:line-break/></text:span><text:span text:style-name="T61">לכן חיייב להיות משתנה שבור נוסף - </text:span><text:span text:style-name="T61">x[i3,j4]</text:span><text:span text:style-name="T61">. </text:span><text:span text:style-name="T61"><text:line-break/></text:span><text:span text:style-name="T60">מספר המשתנים סופי ← יש "מעגל" משתנים שבורים.</text:span><text:span text:style-name="T60"><text:line-break/></text:span><text:span text:style-name="T60"/></text:p>
          </draw:text-box>
        </draw:frame>
        <presentation:notes draw:style-name="dp2">
          <draw:page-thumbnail draw:style-name="gr4" draw:layer="layout" svg:width="13.969cm" svg:height="10.476cm" svg:x="3.81cm" svg:y="2.123cm" draw:page-number="9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6" draw:text-style-name="P9" draw:layer="layout" svg:width="28.002cm" svg:height="3.603cm" svg:x="0cm" svg:y="0cm" presentation:class="title" presentation:user-transformed="true">
          <draw:text-box>
            <text:p text:style-name="P8"><text:span text:style-name="T7">שידוך עם משקל מקסימלי - דוגמה</text:span></text:p>
          </draw:text-box>
        </draw:frame>
        <draw:custom-shape draw:style-name="gr5" draw:text-style-name="P16" draw:layer="layout" svg:width="3.048cm" svg:height="3.048cm" svg:x="6.097cm" svg:y="9.3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6" draw:layer="layout" svg:width="3.048cm" svg:height="3.048cm" svg:x="6.097cm" svg:y="13.2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6" draw:layer="layout" svg:width="3.048cm" svg:height="3.048cm" svg:x="6.097cm" svg:y="16.7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7" draw:layer="layout" svg:width="3.048cm" svg:height="3.048cm" svg:x="19.051cm" svg:y="9.6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7" draw:layer="layout" svg:width="3.048cm" svg:height="3.048cm" svg:x="19.051cm" svg:y="13.2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7" draw:layer="layout" svg:width="3.048cm" svg:height="3.048cm" svg:x="19.051cm" svg:y="16.7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18" draw:layer="layout" svg:x1="19.051cm" svg:y1="10.923cm" svg:x2="9.145cm" svg:y2="10.923cm">
          <text:p/>
        </draw:line>
        <draw:line draw:style-name="gr7" draw:text-style-name="P18" draw:layer="layout" svg:x1="19.051cm" svg:y1="11.431cm" svg:x2="9.145cm" svg:y2="14.479cm">
          <text:p/>
        </draw:line>
        <draw:line draw:style-name="gr10" draw:text-style-name="P18" draw:layer="layout" svg:x1="19.305cm" svg:y1="11.939cm" svg:x2="9.145cm" svg:y2="17.781cm">
          <text:p/>
        </draw:line>
        <draw:line draw:style-name="gr7" draw:text-style-name="P18" draw:layer="layout" svg:x1="19.051cm" svg:y1="14.733cm" svg:x2="9.145cm" svg:y2="11.431cm">
          <text:p/>
        </draw:line>
        <draw:line draw:style-name="gr7" draw:text-style-name="P18" draw:layer="layout" svg:x1="19.051cm" svg:y1="14.987cm" svg:x2="9.145cm" svg:y2="14.987cm">
          <text:p/>
        </draw:line>
        <draw:line draw:style-name="gr7" draw:text-style-name="P18" draw:layer="layout" svg:x1="19.051cm" svg:y1="15.241cm" svg:x2="9.145cm" svg:y2="18.543cm">
          <text:p/>
        </draw:line>
        <draw:line draw:style-name="gr10" draw:text-style-name="P18" draw:layer="layout" svg:x1="19.051cm" svg:y1="18.543cm" svg:x2="9.145cm" svg:y2="18.797cm">
          <text:p/>
        </draw:line>
        <draw:line draw:style-name="gr7" draw:text-style-name="P18" draw:layer="layout" svg:x1="19.051cm" svg:y1="18.035cm" svg:x2="9.145cm" svg:y2="15.241cm">
          <text:p/>
        </draw:line>
        <draw:line draw:style-name="gr10" draw:text-style-name="P18" draw:layer="layout" svg:x1="19.305cm" svg:y1="17.527cm" svg:x2="8.891cm" svg:y2="11.939cm">
          <text:p/>
        </draw:line>
        <draw:frame draw:style-name="gr11" draw:text-style-name="P19" draw:layer="layout" svg:width="1.78cm" svg:height="1.276cm" svg:x="13.716cm" svg:y="10.16cm">
          <draw:text-box>
            <text:p><text:span text:style-name="T34">0.1</text:span></text:p>
          </draw:text-box>
        </draw:frame>
        <draw:frame draw:style-name="gr12" draw:text-style-name="P19" draw:layer="layout" svg:width="1.27cm" svg:height="1.276cm" svg:x="16.079cm" svg:y="11.448cm">
          <draw:text-box>
            <text:p><text:span text:style-name="T34">0</text:span></text:p>
          </draw:text-box>
        </draw:frame>
        <draw:frame draw:style-name="gr11" draw:text-style-name="P19" draw:layer="layout" svg:width="1.78cm" svg:height="1.276cm" svg:x="17.018cm" svg:y="12.186cm">
          <draw:text-box>
            <text:p><text:span text:style-name="T34">0.9</text:span></text:p>
          </draw:text-box>
        </draw:frame>
        <draw:frame draw:style-name="gr11" draw:text-style-name="P19" draw:layer="layout" svg:width="1.78cm" svg:height="1.276cm" svg:x="17.273cm" svg:y="13.711cm">
          <draw:text-box>
            <text:p><text:span text:style-name="T34">0.2</text:span></text:p>
          </draw:text-box>
        </draw:frame>
        <draw:frame draw:style-name="gr11" draw:text-style-name="P19" draw:layer="layout" svg:width="1.78cm" svg:height="1.276cm" svg:x="16.005cm" svg:y="14.225cm">
          <draw:text-box>
            <text:p><text:span text:style-name="T34">0.8</text:span></text:p>
          </draw:text-box>
        </draw:frame>
        <draw:frame draw:style-name="gr13" draw:text-style-name="P19" draw:layer="layout" svg:width="1.014cm" svg:height="1.276cm" svg:x="17.275cm" svg:y="14.987cm">
          <draw:text-box>
            <text:p><text:span text:style-name="T34">0</text:span></text:p>
          </draw:text-box>
        </draw:frame>
        <draw:frame draw:style-name="gr11" draw:text-style-name="P19" draw:layer="layout" svg:width="1.78cm" svg:height="1.276cm" svg:x="17.271cm" svg:y="16.263cm">
          <draw:text-box>
            <text:p><text:span text:style-name="T34">0.7</text:span></text:p>
          </draw:text-box>
        </draw:frame>
        <draw:frame draw:style-name="gr11" draw:text-style-name="P19" draw:layer="layout" svg:width="1.78cm" svg:height="1.276cm" svg:x="15.494cm" svg:y="16.759cm">
          <draw:text-box>
            <text:p><text:span text:style-name="T34">0.2</text:span></text:p>
          </draw:text-box>
        </draw:frame>
        <draw:frame draw:style-name="gr11" draw:text-style-name="P19" draw:layer="layout" svg:width="1.78cm" svg:height="1.276cm" svg:x="13.97cm" svg:y="18.035cm">
          <draw:text-box>
            <text:p><text:span text:style-name="T34">0.1</text:span></text:p>
          </draw:text-box>
        </draw:frame>
        <draw:frame presentation:style-name="pr7" draw:text-style-name="P26" draw:layer="layout" svg:width="27.172cm" svg:height="5.933cm" svg:x="0.26cm" svg:y="3.719cm">
          <draw:text-box>
            <text:p text:style-name="P23"><text:span text:style-name="T62">בגרף למטה מצוייר מעגל של משתנים "שבורים".</text:span></text:p>
            <text:p text:style-name="P23"><text:span text:style-name="T62">במעגל מספר זוגי של קשתות – כי הגרף דו-צדדי:</text:span></text:p>
          </draw:text-box>
        </draw:frame>
        <presentation:notes draw:style-name="dp2">
          <draw:page-thumbnail draw:style-name="gr4" draw:layer="layout" svg:width="13.969cm" svg:height="10.476cm" svg:x="3.81cm" svg:y="2.123cm" draw:page-number="10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6" draw:text-style-name="P9" draw:layer="layout" svg:width="28.002cm" svg:height="3.603cm" svg:x="0cm" svg:y="0cm" presentation:class="title" presentation:user-transformed="true">
          <draw:text-box>
            <text:p text:style-name="P8"><text:span text:style-name="T7">שידוך עם משקל מקסימלי - דוגמה</text:span></text:p>
          </draw:text-box>
        </draw:frame>
        <draw:custom-shape draw:style-name="gr5" draw:text-style-name="P16" draw:layer="layout" svg:width="3.048cm" svg:height="3.048cm" svg:x="6.097cm" svg:y="9.3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6" draw:layer="layout" svg:width="3.048cm" svg:height="3.048cm" svg:x="6.097cm" svg:y="13.2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6" draw:layer="layout" svg:width="3.048cm" svg:height="3.048cm" svg:x="6.097cm" svg:y="16.7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7" draw:layer="layout" svg:width="3.048cm" svg:height="3.048cm" svg:x="19.051cm" svg:y="9.6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7" draw:layer="layout" svg:width="3.048cm" svg:height="3.048cm" svg:x="19.051cm" svg:y="13.2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7" draw:layer="layout" svg:width="3.048cm" svg:height="3.048cm" svg:x="19.051cm" svg:y="16.7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18" draw:layer="layout" svg:x1="19.051cm" svg:y1="10.923cm" svg:x2="9.145cm" svg:y2="10.923cm">
          <text:p/>
        </draw:line>
        <draw:line draw:style-name="gr7" draw:text-style-name="P18" draw:layer="layout" svg:x1="19.051cm" svg:y1="11.431cm" svg:x2="9.145cm" svg:y2="14.479cm">
          <text:p/>
        </draw:line>
        <draw:line draw:style-name="gr10" draw:text-style-name="P18" draw:layer="layout" svg:x1="19.305cm" svg:y1="11.939cm" svg:x2="9.145cm" svg:y2="17.781cm">
          <text:p/>
        </draw:line>
        <draw:line draw:style-name="gr7" draw:text-style-name="P18" draw:layer="layout" svg:x1="19.051cm" svg:y1="14.733cm" svg:x2="9.145cm" svg:y2="11.431cm">
          <text:p/>
        </draw:line>
        <draw:line draw:style-name="gr7" draw:text-style-name="P18" draw:layer="layout" svg:x1="19.051cm" svg:y1="14.987cm" svg:x2="9.145cm" svg:y2="14.987cm">
          <text:p/>
        </draw:line>
        <draw:line draw:style-name="gr7" draw:text-style-name="P18" draw:layer="layout" svg:x1="19.051cm" svg:y1="15.241cm" svg:x2="9.145cm" svg:y2="18.543cm">
          <text:p/>
        </draw:line>
        <draw:line draw:style-name="gr10" draw:text-style-name="P18" draw:layer="layout" svg:x1="19.051cm" svg:y1="18.543cm" svg:x2="9.145cm" svg:y2="18.797cm">
          <text:p/>
        </draw:line>
        <draw:line draw:style-name="gr7" draw:text-style-name="P18" draw:layer="layout" svg:x1="19.051cm" svg:y1="18.035cm" svg:x2="9.145cm" svg:y2="15.241cm">
          <text:p/>
        </draw:line>
        <draw:line draw:style-name="gr10" draw:text-style-name="P18" draw:layer="layout" svg:x1="19.305cm" svg:y1="17.527cm" svg:x2="8.891cm" svg:y2="11.939cm">
          <text:p/>
        </draw:line>
        <draw:frame draw:style-name="gr13" draw:text-style-name="P19" draw:layer="layout" svg:width="1.014cm" svg:height="1.276cm" svg:x="13.716cm" svg:y="10.16cm">
          <draw:text-box>
            <text:p><text:span text:style-name="T34">0</text:span></text:p>
          </draw:text-box>
        </draw:frame>
        <draw:frame draw:style-name="gr12" draw:text-style-name="P19" draw:layer="layout" svg:width="1.27cm" svg:height="1.276cm" svg:x="16.079cm" svg:y="11.448cm">
          <draw:text-box>
            <text:p><text:span text:style-name="T34">0</text:span></text:p>
          </draw:text-box>
        </draw:frame>
        <draw:frame draw:style-name="gr13" draw:text-style-name="P19" draw:layer="layout" svg:width="1.014cm" svg:height="1.276cm" svg:x="17.018cm" svg:y="12.186cm">
          <draw:text-box>
            <text:p><text:span text:style-name="T34">1</text:span></text:p>
          </draw:text-box>
        </draw:frame>
        <draw:frame draw:style-name="gr11" draw:text-style-name="P19" draw:layer="layout" svg:width="1.78cm" svg:height="1.276cm" svg:x="17.273cm" svg:y="13.711cm">
          <draw:text-box>
            <text:p><text:span text:style-name="T34">0.2</text:span></text:p>
          </draw:text-box>
        </draw:frame>
        <draw:frame draw:style-name="gr11" draw:text-style-name="P19" draw:layer="layout" svg:width="1.78cm" svg:height="1.276cm" svg:x="16.005cm" svg:y="14.225cm">
          <draw:text-box>
            <text:p><text:span text:style-name="T34">0.8</text:span></text:p>
          </draw:text-box>
        </draw:frame>
        <draw:frame draw:style-name="gr13" draw:text-style-name="P19" draw:layer="layout" svg:width="1.014cm" svg:height="1.276cm" svg:x="17.275cm" svg:y="14.987cm">
          <draw:text-box>
            <text:p><text:span text:style-name="T34">0</text:span></text:p>
          </draw:text-box>
        </draw:frame>
        <draw:frame draw:style-name="gr11" draw:text-style-name="P19" draw:layer="layout" svg:width="1.78cm" svg:height="1.276cm" svg:x="17.271cm" svg:y="16.263cm">
          <draw:text-box>
            <text:p><text:span text:style-name="T34">0.8</text:span></text:p>
          </draw:text-box>
        </draw:frame>
        <draw:frame draw:style-name="gr11" draw:text-style-name="P19" draw:layer="layout" svg:width="1.78cm" svg:height="1.276cm" svg:x="15.494cm" svg:y="16.759cm">
          <draw:text-box>
            <text:p><text:span text:style-name="T34">0.2</text:span></text:p>
          </draw:text-box>
        </draw:frame>
        <draw:frame draw:style-name="gr13" draw:text-style-name="P19" draw:layer="layout" svg:width="1.014cm" svg:height="1.276cm" svg:x="13.97cm" svg:y="18.035cm">
          <draw:text-box>
            <text:p><text:span text:style-name="T34">0</text:span></text:p>
          </draw:text-box>
        </draw:frame>
        <draw:frame presentation:style-name="pr7" draw:text-style-name="P26" draw:layer="layout" svg:width="27.172cm" svg:height="5.933cm" svg:x="0.26cm" svg:y="3.72cm">
          <draw:text-box>
            <text:p text:style-name="P23"><text:span text:style-name="T62">מכל קשת </text:span><text:span text:style-name="T63">איזוגית </text:span><text:span text:style-name="T62">במעגל – נוריד </text:span><text:span text:style-name="T62">e</text:span><text:span text:style-name="T62">.</text:span><text:span text:style-name="T62"><text:line-break/></text:span><text:span text:style-name="T62">לכל קשת </text:span><text:span text:style-name="T63">זוגית </text:span><text:span text:style-name="T62">במעגל – נוסיף </text:span><text:span text:style-name="T62">e</text:span><text:span text:style-name="T62">.</text:span><text:span text:style-name="T62"><text:line-break/></text:span><text:span text:style-name="T64">נבחר את </text:span><text:span text:style-name="T64">e</text:span><text:span text:style-name="T64"> כך שמשתנה אחד לפחות יהפוך לשלם, והשאר יישארו בין </text:span><text:span text:style-name="T64">0</text:span><text:span text:style-name="T64"> ל-</text:span><text:span text:style-name="T64">1</text:span><text:span text:style-name="T64"> (בדוגמה למטה </text:span><text:span text:style-name="T64">e=0.1</text:span><text:span text:style-name="T64">):</text:span></text:p>
          </draw:text-box>
        </draw:frame>
        <presentation:notes draw:style-name="dp2">
          <draw:page-thumbnail draw:style-name="gr4" draw:layer="layout" svg:width="13.969cm" svg:height="10.476cm" svg:x="3.81cm" svg:y="2.123cm" draw:page-number="11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6" draw:text-style-name="P9" draw:layer="layout" svg:width="28.002cm" svg:height="3.603cm" svg:x="0cm" svg:y="0cm" presentation:class="title" presentation:user-transformed="true">
          <draw:text-box>
            <text:p text:style-name="P8"><text:span text:style-name="T7">שידוך עם משקל מקסימלי - השלמה</text:span></text:p>
          </draw:text-box>
        </draw:frame>
        <draw:frame presentation:style-name="pr4" draw:text-style-name="P25" draw:layer="layout" svg:width="28.002cm" svg:height="15.748cm" svg:x="0cm" svg:y="4.064cm" presentation:class="outline" presentation:user-transformed="true">
          <draw:text-box>
            <text:p text:style-name="P23"><text:span text:style-name="T54">משפט</text:span><text:span text:style-name="T55">:</text:span><text:span text:style-name="T56"> </text:span><text:span text:style-name="T57">אם </text:span><text:span text:style-name="T56">קיים פתרון אופטימלי לבעיה מהשקף הקודם, </text:span><text:span text:style-name="T57">אז </text:span><text:span text:style-name="T56">קיים קיים פתרון אופטימלי שבו כל המשתנים הם שלמים.</text:span></text:p>
            <text:p text:style-name="P23"><text:span text:style-name="T58">הוכחה</text:span><text:span text:style-name="T59"> [המשך]: הורדנו </text:span><text:span text:style-name="T59">e</text:span><text:span text:style-name="T59"> מקשתות איזוגיות והוספנו </text:span><text:span text:style-name="T59">e</text:span><text:span text:style-name="T59"> לקשתות זוגיות. התוצאה:</text:span></text:p>
            <text:list text:style-name="L2">
              <text:list-item>
                <text:p text:style-name="P23"><text:span text:style-name="T59">סכום המשתנים ליד כל צומת נשאר </text:span><text:span text:style-name="T59">1</text:span><text:span text:style-name="T59">.</text:span></text:p>
              </text:list-item>
              <text:list-item>
                <text:p text:style-name="P23"><text:span text:style-name="T60">הפתרון עדיין אופטימלי – אילו ערך הפתרון היה נמוך יותר, היה אפשר להוסיף מינוס </text:span><text:span text:style-name="T60">e</text:span><text:span text:style-name="T60"> ולקבל פתרון עם ערך גבוה יותר, בסתירה לאופטימליות של </text:span><text:span text:style-name="T60">x</text:span><text:span text:style-name="T60">.</text:span></text:p>
              </text:list-item>
            </text:list>
            <text:p text:style-name="P23"><text:span text:style-name="T60">אם נמשיך כך, כל המשתנים השבורים יהפכו לשלמים!</text:span></text:p>
          </draw:text-box>
        </draw:frame>
        <presentation:notes draw:style-name="dp2">
          <draw:page-thumbnail draw:style-name="gr4" draw:layer="layout" svg:width="13.969cm" svg:height="10.476cm" svg:x="3.81cm" svg:y="2.123cm" draw:page-number="12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6" draw:text-style-name="P9" draw:layer="layout" svg:width="28.002cm" svg:height="3.603cm" svg:x="0cm" svg:y="0cm" presentation:class="title" presentation:user-transformed="true">
          <draw:text-box>
            <text:p text:style-name="P8"><text:span text:style-name="T7">שידוך עם משקל מקסימלי - חלופות</text:span></text:p>
          </draw:text-box>
        </draw:frame>
        <draw:frame presentation:style-name="pr4" draw:text-style-name="P27" draw:layer="layout" svg:width="28.002cm" svg:height="15.748cm" svg:x="0cm" svg:y="4.064cm" presentation:class="outline" presentation:user-transformed="true">
          <draw:text-box>
            <text:p text:style-name="P23"><text:span text:style-name="T65">יש עוד אלגוריתמים לפתרון בעיית ההשמה. לדוגמה: </text:span><text:span text:style-name="T66">האלגוריתם ההונגרי</text:span><text:span text:style-name="T65">.</text:span></text:p>
            <text:p text:style-name="P23"><text:span text:style-name="T67"><text:a xlink:href="https://en.wikipedia.org/wiki/Hungarian_algorithm" xlink:type="simple">https://en.wikipedia.org/wiki/Hungarian_algorithm</text:a></text:span></text:p>
            <text:p text:style-name="P23"><text:span text:style-name="T68">רוב המימושים שלו (ראו בתחתית העמוד) דורשים מאות שורות קוד.</text:span></text:p>
            <text:p text:style-name="P23"><text:span text:style-name="T69">לעומת זאת, פתרון בעיית האופטימיזציה ב- </text:span><text:span text:style-name="T69">Mathematica</text:span><text:span text:style-name="T69"> דורש בערך </text:span><text:span text:style-name="T69">10</text:span><text:span text:style-name="T69"> שורות קוד.</text:span></text:p>
            <text:p text:style-name="P23"><text:span text:style-name="T65"/></text:p>
          </draw:text-box>
        </draw:frame>
        <presentation:notes draw:style-name="dp2">
          <draw:page-thumbnail draw:style-name="gr4" draw:layer="layout" svg:width="13.969cm" svg:height="10.476cm" svg:x="3.81cm" svg:y="2.123cm" draw:page-number="13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6" draw:text-style-name="P28" draw:layer="layout" svg:width="28.002cm" svg:height="3.603cm" svg:x="0cm" svg:y="0cm" presentation:class="title" presentation:user-transformed="true">
          <draw:text-box>
            <text:p text:style-name="P8"><text:span text:style-name="T70">חלוקת שכר-דירה – קביעת המחירים</text:span></text:p>
          </draw:text-box>
        </draw:frame>
        <draw:frame presentation:style-name="pr4" draw:text-style-name="P15" draw:layer="layout" svg:width="28.002cm" svg:height="16.935cm" svg:x="0cm" svg:y="4.064cm" presentation:class="outline" presentation:user-transformed="true">
          <draw:text-box>
            <text:list text:style-name="L2">
              <text:list-item>
                <text:p text:style-name="P10"><text:span text:style-name="T11">מצאנו השמה ממקסמת-ערכים. צריך לקבוע מחירים כך שההשמה תהיה ללא קנאה, וסכום המחירים יהיה שווה לשכר-הדירה. </text:span><text:span text:style-name="T12">איך? </text:span></text:p>
              </text:list-item>
              <text:list-item>
                <text:p text:style-name="P10"><text:span text:style-name="T38">אפשר לפתור בעיית אופטימיזציה!</text:span></text:p>
              </text:list-item>
            </text:list>
          </draw:text-box>
        </draw:frame>
        <presentation:notes draw:style-name="dp2">
          <draw:page-thumbnail draw:style-name="gr4" draw:layer="layout" svg:width="13.969cm" svg:height="10.476cm" svg:x="3.81cm" svg:y="2.123cm" draw:page-number="14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6" draw:text-style-name="P28" draw:layer="layout" svg:width="28.002cm" svg:height="3.603cm" svg:x="0cm" svg:y="0cm" presentation:class="title" presentation:user-transformed="true">
          <draw:text-box>
            <text:p text:style-name="P8"><text:span text:style-name="T70">חלוקת שכר-דירה – קביעת המחירים</text:span></text:p>
          </draw:text-box>
        </draw:frame>
        <draw:frame presentation:style-name="pr4" draw:text-style-name="P15" draw:layer="layout" svg:width="28.002cm" svg:height="16.935cm" svg:x="-0.254cm" svg:y="3.385cm" presentation:class="outline" presentation:user-transformed="true">
          <draw:text-box>
            <text:list text:style-name="L2">
              <text:list-item>
                <text:p text:style-name="P10"><text:span text:style-name="T71">קובעים את המחיר של חדר </text:span><text:span text:style-name="T72">j</text:span><text:span text:style-name="T71"> ל-</text:span><text:span text:style-name="T72">x</text:span><text:span text:style-name="T73">j</text:span><text:span text:style-name="T73">.</text:span></text:p>
              </text:list-item>
              <text:list-item>
                <text:p text:style-name="P10"><text:span text:style-name="T74">משוים את סכום המחירים למחיר הכולל של הדירה.</text:span></text:p>
              </text:list-item>
              <text:list-item>
                <text:p text:style-name="P10"><text:span text:style-name="T74">מחלקים את העודף / גירעון שווה בשווה בין כולם.</text:span></text:p>
              </text:list-item>
              <text:list-item>
                <text:p text:style-name="P10"><text:span text:style-name="T75">קיבלנו חלוקה ללא קנאה!</text:span></text:p>
              </text:list-item>
            </text:list>
          </draw:text-box>
        </draw:frame>
        <presentation:notes draw:style-name="dp2">
          <draw:page-thumbnail draw:style-name="gr4" draw:layer="layout" svg:width="13.969cm" svg:height="10.476cm" svg:x="3.81cm" svg:y="2.123cm" draw:page-number="15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6" draw:text-style-name="P28" draw:layer="layout" svg:width="28.002cm" svg:height="3.603cm" svg:x="0cm" svg:y="0cm" presentation:class="title" presentation:user-transformed="true">
          <draw:text-box>
            <text:p text:style-name="P8"><text:span text:style-name="T70">חלוקת שכר-דירה – מימושים והדגמות</text:span></text:p>
          </draw:text-box>
        </draw:frame>
        <draw:frame presentation:style-name="pr4" draw:text-style-name="P15" draw:layer="layout" svg:width="28.002cm" svg:height="16.935cm" svg:x="-0.254cm" svg:y="3.385cm" presentation:class="outline" presentation:user-transformed="true">
          <draw:text-box>
            <text:list text:style-name="L2">
              <text:list-header>
                <text:p text:style-name="P10"><text:span text:style-name="T74"/></text:p>
              </text:list-header>
              <text:list-item>
                <text:p text:style-name="P10"><text:span text:style-name="T76">גליון אלקטרוני </text:span><text:span text:style-name="T76">rent-division.ods</text:span></text:p>
              </text:list-item>
              <text:list-item>
                <text:p text:style-name="P10"><text:span text:style-name="T77">אתר לקבוצות רכישה <text:s/></text:span><text:span text:style-name="T78"><text:a xlink:href="http://tora.us.fm/fairness/home/" xlink:type="simple">http://tora.us.fm/fairness/home/</text:a></text:span></text:p>
              </text:list-item>
              <text:list-item>
                <text:p text:style-name="P10"><text:span text:style-name="T79">אתר לחלוקת ירושות <text:s/></text:span><text:span text:style-name="T80"><text:s/></text:span><text:span text:style-name="T81"><text:a xlink:href="http://tora.us.fm/fairness/home/ab.html" xlink:type="simple">http://tora.us.fm/fairness/home/ab.html</text:a></text:span></text:p>
              </text:list-item>
              <text:list-item>
                <text:p text:style-name="P10"><text:span text:style-name="T82">אלג. גל-מש-פרוקצ’יה-זיק: <text:s text:c="2"/></text:span><text:span text:style-name="T81"><text:a xlink:href="http://www.spliddit.org/apps/rent" xlink:type="simple">http://www.spliddit.org/apps/rent</text:a></text:span></text:p>
              </text:list-item>
            </text:list>
          </draw:text-box>
        </draw:frame>
        <presentation:notes draw:style-name="dp2">
          <draw:page-thumbnail draw:style-name="gr4" draw:layer="layout" svg:width="13.969cm" svg:height="10.476cm" svg:x="3.81cm" svg:y="2.123cm" draw:page-number="16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text-style-name="P28" draw:layer="layout" svg:width="28.002cm" svg:height="2.54cm" svg:x="0cm" svg:y="0cm" presentation:class="title" presentation:user-transformed="true">
          <draw:text-box>
            <text:p text:style-name="P8"><text:span text:style-name="T70">חלוקת שכר-דירה – בעיית הטרמפיסט</text:span></text:p>
          </draw:text-box>
        </draw:frame>
        <draw:frame presentation:style-name="pr4" draw:text-style-name="P29" draw:layer="layout" svg:width="16.764cm" svg:height="6.096cm" svg:x="10.922cm" svg:y="2.54cm" presentation:class="outline" presentation:user-transformed="true">
          <draw:text-box>
            <text:p text:style-name="P10"><text:span text:style-name="T83">משפט</text:span><text:span text:style-name="T84">: במודל הקרדינלי, ייתכן ש</text:span><text:span text:style-name="T83">בכל </text:span><text:span text:style-name="T84">חלוקה ללא קנאה, אחד הדיירים ישלם מחיר שלילי </text:span><text:span text:style-name="T19">(צריך <text:s text:c="2"/>לשלם לו שיסכים לגור איתנו...)</text:span></text:p>
          </draw:text-box>
        </draw:frame>
        <draw:frame draw:style-name="standard" draw:layer="layout" svg:width="10.724cm" svg:height="4.746cm" svg:x="0.211cm" svg:y="2.56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6"><text:span text:style-name="T85">מרתף</text:span></text:p>
              </table:table-cell>
              <table:table-cell>
                <text:p text:style-name="P16"><text:span text:style-name="T85">סלון</text:span></text:p>
              </table:table-cell>
              <table:table-cell/>
            </table:table-row>
            <table:table-row table:style-name="ro2">
              <table:table-cell table:style-name="ce2">
                <text:p text:style-name="P30"><text:span text:style-name="T86">0</text:span></text:p>
              </table:table-cell>
              <table:table-cell table:style-name="ce3">
                <text:p text:style-name="P30"><text:span text:style-name="T87">150</text:span></text:p>
              </table:table-cell>
              <table:table-cell table:style-name="ce4">
                <text:p text:style-name="P16"><text:span text:style-name="T88">דייר א</text:span></text:p>
              </table:table-cell>
            </table:table-row>
            <table:table-row table:style-name="ro3">
              <table:table-cell table:style-name="ce3">
                <text:p text:style-name="P30"><text:span text:style-name="T87">10</text:span></text:p>
              </table:table-cell>
              <table:table-cell table:style-name="ce5">
                <text:p text:style-name="P30"><text:span text:style-name="T85">140</text:span></text:p>
              </table:table-cell>
              <table:table-cell table:style-name="ce4">
                <text:p text:style-name="P16"><text:span text:style-name="T88">דייר ב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4" draw:text-style-name="P32" draw:layer="layout" svg:width="27.178cm" svg:height="13.049cm" svg:x="0.199cm" svg:y="8.209cm">
          <draw:text-box>
            <text:p text:style-name="P10"><text:span text:style-name="T89">הוכחה</text:span><text:span text:style-name="T90">: נניח שיש שני דיירים ושני חדרים, הדירה עולה </text:span><text:span text:style-name="T90">100</text:span><text:span text:style-name="T90"> והערכים הם כמו בטבלה למעלה.</text:span></text:p>
            <text:p text:style-name="P10"><text:span text:style-name="T91">כל חלוקה ללא-קנאה ממקסמת סכום ערכים, לכן יש לתת את הסלון לדייר א ואת המרתף לדייר ב. <text:s text:c="3"/></text:span></text:p>
            <text:p text:style-name="P10"><text:span text:style-name="T92">כדי ש-ב לא יקנא, המחיר של הסלון חייב להיות גבוה יותר ב-</text:span><text:span text:style-name="T92">130</text:span><text:span text:style-name="T92"> (לפחות). הסכום הוא </text:span><text:span text:style-name="T92">100</text:span><text:span text:style-name="T92"> ולכן:</text:span></text:p>
            <text:p text:style-name="P31"><text:span text:style-name="T93"><text:s text:c="6"/></text:span><text:span text:style-name="T93">(price_martef + 130) + price_martef = 100</text:span></text:p>
            <text:p text:style-name="P31"><text:span text:style-name="T93"><text:s text:c="6"/></text:span><text:span text:style-name="T93">price_martef = -15</text:span></text:p>
            <text:p text:style-name="P10"><text:span text:style-name="T94">המחיר של המרתף חייב להיות שלילי! <text:s/>***</text:span></text:p>
          </draw:text-box>
        </draw:frame>
        <presentation:notes draw:style-name="dp2">
          <draw:page-thumbnail draw:style-name="gr4" draw:layer="layout" svg:width="13.969cm" svg:height="10.476cm" svg:x="3.81cm" svg:y="2.123cm" draw:page-number="17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text-style-name="P28" draw:layer="layout" svg:width="28.002cm" svg:height="2.54cm" svg:x="0cm" svg:y="0cm" presentation:class="title" presentation:user-transformed="true">
          <draw:text-box>
            <text:p text:style-name="P8"><text:span text:style-name="T70">חלוקת שכר-דירה – בעיית הטרמפיסט</text:span></text:p>
          </draw:text-box>
        </draw:frame>
        <draw:frame presentation:style-name="pr4" draw:text-style-name="P33" draw:layer="layout" svg:width="8.128cm" svg:height="17.526cm" svg:x="19.558cm" svg:y="2.54cm" presentation:class="outline" presentation:user-transformed="true">
          <draw:text-box>
            <text:p text:style-name="P10"><text:span text:style-name="T84">אותו משפט נכון גם <text:s/>כשסכום הערכים של כל דייר שווה למחיר הכולל: <text:s/></text:span></text:p>
            <text:p text:style-name="P31"><text:span text:style-name="T82">p</text:span><text:span text:style-name="T95">c</text:span><text:span text:style-name="T96"> </text:span><text:span text:style-name="T97">≥ 35</text:span><text:span text:style-name="T98"> [d envies]</text:span></text:p>
            <text:p text:style-name="P31"><text:span text:style-name="T99">p</text:span><text:span text:style-name="T100">b</text:span><text:span text:style-name="T101"> ≥ 33</text:span><text:span text:style-name="T102"> [d envies]</text:span></text:p>
            <text:p text:style-name="P31"><text:span text:style-name="T103">p</text:span><text:span text:style-name="T104">a</text:span><text:span text:style-name="T105"> ≥ 33</text:span><text:span text:style-name="T106"> [c envies]</text:span></text:p>
            <text:p text:style-name="P31"><text:span text:style-name="T107">p</text:span><text:span text:style-name="T108">d</text:span><text:span text:style-name="T109"> ≤ </text:span><text:span text:style-name="T110">-1/4 </text:span><text:span text:style-name="T111">[sum=100]</text:span></text:p>
          </draw:text-box>
        </draw:frame>
        <draw:frame draw:style-name="standard" draw:layer="layout" svg:width="18.895cm" svg:height="15.532cm" svg:x="0.408cm" svg:y="5.08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4" table:default-cell-style-name="ce6">
              <table:table-cell>
                <text:p text:style-name="P30"><text:span text:style-name="T93">חדר א</text:span></text:p>
              </table:table-cell>
              <table:table-cell>
                <text:p text:style-name="P30"><text:span text:style-name="T93">חדר ב</text:span></text:p>
              </table:table-cell>
              <table:table-cell>
                <text:p text:style-name="P30"><text:span text:style-name="T93">חדר ג</text:span></text:p>
              </table:table-cell>
              <table:table-cell>
                <text:p text:style-name="P30"><text:span text:style-name="T93">חדר ד</text:span></text:p>
              </table:table-cell>
              <table:table-cell/>
            </table:table-row>
            <table:table-row table:style-name="ro5" table:default-cell-style-name="ce8">
              <table:table-cell table:style-name="ce7">
                <text:p text:style-name="P1"><text:span text:style-name="T112">36</text:span></text:p>
              </table:table-cell>
              <table:table-cell>
                <text:p text:style-name="P1"><text:span text:style-name="T93">34</text:span></text:p>
              </table:table-cell>
              <table:table-cell>
                <text:p text:style-name="P1"><text:span text:style-name="T93">30</text:span></text:p>
              </table:table-cell>
              <table:table-cell>
                <text:p text:style-name="P1"><text:span text:style-name="T93">0</text:span></text:p>
              </table:table-cell>
              <table:table-cell table:style-name="ce6">
                <text:p text:style-name="P30"><text:span text:style-name="T93">דייר א</text:span></text:p>
              </table:table-cell>
            </table:table-row>
            <table:table-row table:style-name="ro5" table:default-cell-style-name="ce8">
              <table:table-cell>
                <text:p text:style-name="P1"><text:span text:style-name="T93">31</text:span></text:p>
              </table:table-cell>
              <table:table-cell table:style-name="ce7">
                <text:p text:style-name="P1"><text:span text:style-name="T112">36</text:span></text:p>
              </table:table-cell>
              <table:table-cell>
                <text:p text:style-name="P1"><text:span text:style-name="T93">33</text:span></text:p>
              </table:table-cell>
              <table:table-cell>
                <text:p text:style-name="P1"><text:span text:style-name="T93">0</text:span></text:p>
              </table:table-cell>
              <table:table-cell table:style-name="ce6">
                <text:p text:style-name="P30"><text:span text:style-name="T93">דייר ב</text:span></text:p>
              </table:table-cell>
            </table:table-row>
            <table:table-row table:style-name="ro5" table:default-cell-style-name="ce8">
              <table:table-cell>
                <text:p text:style-name="P1"><text:span text:style-name="T93">34</text:span></text:p>
              </table:table-cell>
              <table:table-cell>
                <text:p text:style-name="P1"><text:span text:style-name="T93">30</text:span></text:p>
              </table:table-cell>
              <table:table-cell table:style-name="ce7">
                <text:p text:style-name="P1"><text:span text:style-name="T112">36</text:span></text:p>
              </table:table-cell>
              <table:table-cell>
                <text:p text:style-name="P1"><text:span text:style-name="T93">0</text:span></text:p>
              </table:table-cell>
              <table:table-cell table:style-name="ce6">
                <text:p text:style-name="P30"><text:span text:style-name="T93">דייר ג</text:span></text:p>
              </table:table-cell>
            </table:table-row>
            <table:table-row table:style-name="ro5" table:default-cell-style-name="ce8">
              <table:table-cell>
                <text:p text:style-name="P1"><text:span text:style-name="T93">32</text:span></text:p>
              </table:table-cell>
              <table:table-cell>
                <text:p text:style-name="P1"><text:span text:style-name="T93">33</text:span></text:p>
              </table:table-cell>
              <table:table-cell>
                <text:p text:style-name="P1"><text:span text:style-name="T93">35</text:span></text:p>
              </table:table-cell>
              <table:table-cell table:style-name="ce7">
                <text:p text:style-name="P1"><text:span text:style-name="T112">0</text:span></text:p>
              </table:table-cell>
              <table:table-cell table:style-name="ce6">
                <text:p text:style-name="P30"><text:span text:style-name="T93">דייר ד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4" draw:layer="layout" svg:width="13.969cm" svg:height="10.476cm" svg:x="3.81cm" svg:y="2.123cm" draw:page-number="18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text-style-name="P9" draw:layer="layout" svg:width="28.002cm" svg:height="2.54cm" svg:x="0cm" svg:y="-0.254cm" presentation:class="title" presentation:user-transformed="true">
          <draw:text-box>
            <text:p text:style-name="P8"><text:span text:style-name="T113">חלוקת שכר דירה – טרילמה</text:span></text:p>
          </draw:text-box>
        </draw:frame>
        <draw:frame draw:style-name="standard" draw:layer="layout" svg:width="26.413cm" svg:height="16.485cm" svg:x="0.852cm" svg:y="2.884cm">
          <table:table table:template-name="default" table:use-first-row-styles="true" table:use-banding-rows-styles="true">
            <table:table-column table:style-name="co5"/>
            <table:table-column table:style-name="co5"/>
            <table:table-column table:style-name="co5"/>
            <table:table-column table:style-name="co6"/>
            <table:table-row table:style-name="ro6" table:default-cell-style-name="ce9">
              <table:table-cell>
                <text:p text:style-name="P30"><text:span text:style-name="T114">דיירים שמקבלים כסף</text:span></text:p>
              </table:table-cell>
              <table:table-cell>
                <text:p text:style-name="P30"><text:span text:style-name="T114">קנאה</text:span></text:p>
              </table:table-cell>
              <table:table-cell>
                <text:p text:style-name="P30"><text:span text:style-name="T114"><text:s text:c="2"/>עובד רק עם "דיירים עניים”</text:span></text:p>
              </table:table-cell>
              <table:table-cell table:style-name="ce10"/>
            </table:table-row>
            <table:table-row table:style-name="ro7" table:default-cell-style-name="ce11">
              <table:table-cell>
                <text:p text:style-name="P30"><text:span text:style-name="T115">לא</text:span></text:p>
              </table:table-cell>
              <table:table-cell>
                <text:p text:style-name="P30"><text:span text:style-name="T115">לא</text:span></text:p>
              </table:table-cell>
              <table:table-cell table:style-name="ce12">
                <text:p text:style-name="P30"><text:span text:style-name="T116">כן</text:span></text:p>
              </table:table-cell>
              <table:table-cell table:style-name="ce13">
                <text:p text:style-name="P30"><text:span text:style-name="T117">אלגוריתם סוּ והמשולשים</text:span></text:p>
              </table:table-cell>
            </table:table-row>
            <table:table-row table:style-name="ro8" table:default-cell-style-name="ce11">
              <table:table-cell table:style-name="ce12">
                <text:p text:style-name="P30"><text:span text:style-name="T116">כן</text:span></text:p>
              </table:table-cell>
              <table:table-cell>
                <text:p text:style-name="P30"><text:span text:style-name="T115">לא</text:span></text:p>
              </table:table-cell>
              <table:table-cell>
                <text:p text:style-name="P30"><text:span text:style-name="T115">לא</text:span></text:p>
              </table:table-cell>
              <table:table-cell table:style-name="ce13">
                <text:p text:style-name="P30"><text:span text:style-name="T117">האלגוריתם ההונגרי ודומיו</text:span></text:p>
              </table:table-cell>
            </table:table-row>
            <table:table-row table:style-name="ro8" table:default-cell-style-name="ce11">
              <table:table-cell>
                <text:p text:style-name="P30"><text:span text:style-name="T115">לא</text:span></text:p>
              </table:table-cell>
              <table:table-cell table:style-name="ce12">
                <text:p text:style-name="P30"><text:span text:style-name="T116">כן</text:span></text:p>
              </table:table-cell>
              <table:table-cell>
                <text:p text:style-name="P30"><text:span text:style-name="T115">לא</text:span></text:p>
              </table:table-cell>
              <table:table-cell table:style-name="ce13">
                <text:p text:style-name="P30"><text:span text:style-name="T117">אלגוריתם הונגרי עם מחיר מינ. </text:span><text:span text:style-name="T117">0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4" draw:layer="layout" svg:width="13.969cm" svg:height="10.476cm" svg:x="3.81cm" svg:y="2.123cm" draw:page-number="19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Arial2" svg:font-family="Arial"/>
    <style:font-face style:name="Nachlieli CLM2" svg:font-family="'Nachlieli CLM'"/>
    <style:font-face style:name="Tw Cen MT" svg:font-family="'Tw Cen MT'"/>
    <style:font-face style:name="Liberation Sans3" svg:font-family="'Liberation Sans'" style:font-adornments="Regular" style:font-family-generic="swiss"/>
    <style:font-face style:name="Monospace" svg:font-family="Monospace" style:font-pitch="fixed"/>
    <style:font-face style:name="David CLM" svg:font-family="'David CLM'" style:font-pitch="variable"/>
    <style:font-face style:name="Guttman Stam" svg:font-family="'Guttman Stam'" style:font-pitch="variable"/>
    <style:font-face style:name="Liberation Sans4" svg:font-family="'Liberation Sans', Arial" style:font-pitch="variable"/>
    <style:font-face style:name="Nachlieli CLM1" svg:font-family="'Nachlieli CLM'" style:font-pitch="variable"/>
    <style:font-face style:name="Noto Sans CJK SC Regular1" svg:font-family="'Noto Sans CJK SC Regular'" style:font-pitch="variable"/>
    <style:font-face style:name="WenQuanYi Micro Hei" svg:font-family="'WenQuanYi Micro Hei'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Nachlieli CLM" svg:font-family="'Nachlieli CLM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Liberation Sans5" svg:font-family="'Liberation Sans'" style:font-adornments="Regular" style:font-family-generic="swiss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Nachlieli CLM3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msFillBitmap_20_1" draw:display-name="msFillBitmap 1" xlink:href="Pictures/100000000000032000000258CECDE0CB01CABD1C.png" xlink:type="simple" xlink:show="embed" xlink:actuate="onLoad"/>
    <draw:fill-image draw:name="msFillBitmap_20_3" draw:display-name="msFillBitmap 3" xlink:href="Pictures/100000000000032000000258CECDE0CB01CABD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draw:stroke-dash="Dashed_20__28_var_29__20_1" svg:stroke-width="0cm" svg:stroke-color="#dd481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iberation Sans5" style:font-family-complex="'Liberation Sans'" style:font-style-name-complex="Regular" style:font-family-generic-complex="swiss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WenQuanYi Micro Hei" style:font-family-asian="'WenQuanYi Micro Hei'" style:font-pitch-asian="variable" style:font-size-asian="18pt" style:font-style-asian="normal" style:font-weight-asian="normal" style:font-name-complex="WenQuanYi Micro Hei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WenQuanYi Micro Hei" style:font-family-asian="'WenQuanYi Micro Hei'" style:font-pitch-asian="variable" style:font-size-asian="18pt" style:font-style-asian="normal" style:font-weight-asian="normal" style:font-name-complex="WenQuanYi Micro Hei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3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3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WenQuanYi Micro Hei" style:font-family-asian="'WenQuanYi Micro Hei'" style:font-pitch-asian="variable" style:font-size-asian="18pt" style:font-style-asian="normal" style:font-weight-asian="normal" style:font-name-complex="WenQuanYi Micro Hei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fo:text-align="end" style:text-autospace="none" style:writing-mode="rl-tb"/>
      <style:text-properties style:use-window-font-color="true" style:font-name="Monospace" fo:font-family="Monospace" style:font-pitch="fixed" fo:font-size="12pt" fo:language="en" fo:country="US" style:letter-kerning="true" style:font-name-asian="Noto Sans CJK SC Regular1" style:font-family-asian="'Noto Sans CJK SC Regular'" style:font-pitch-asian="variable" style:language-asian="he" style:country-asian="IL" style:font-weight-asian="normal"/>
    </style:style>
    <style:style style:name="Heading_20_1" style:display-name="Heading 1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style:font-name="Liberation Sans1" fo:font-family="'Liberation Sans', Arial" style:font-family-generic="swiss" style:font-pitch="variable" fo:font-size="21pt" fo:font-weight="bold" style:font-name-asian="Nachlieli CLM1" style:font-family-asian="'Nachlieli CLM'" style:font-pitch-asian="variable" style:font-size-asian="21pt" style:font-weight-asian="bold" style:font-weight-complex="bold"/>
    </style:style>
    <style:style style:name="Heading_20_2" style:display-name="Heading 2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fo:color="#000000" style:font-name="Monospace" fo:font-family="Monospace" style:font-pitch="fixed" fo:font-size="12pt" fo:font-style="normal" fo:font-weight="normal" style:font-name-asian="Nachlieli CLM1" style:font-family-asian="'Nachlieli CLM'" style:font-pitch-asian="variable" style:font-size-asian="16pt" style:font-style-asian="normal" style:font-weight-asian="normal" style:font-style-complex="normal" style:font-weight-complex="normal"/>
    </style:style>
    <style:style style:name="Heading_20_3" style:display-name="Heading 3" style:family="graphic">
      <style:paragraph-properties fo:margin-top="0.746cm" fo:margin-bottom="0.374cm" fo:text-align="end" style:text-autospace="none" style:writing-mode="rl-tb"/>
      <style:text-properties style:font-name="Liberation Sans1" fo:font-family="'Liberation Sans', Arial" style:font-family-generic="swiss" style:font-pitch="variable" fo:font-size="14pt" style:font-name-asian="Nachlieli CLM1" style:font-family-asian="'Nachlieli CLM'" style:font-pitch-asian="variable" style:font-size-asian="14pt" style:font-weight-asian="normal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Visited_20_Internet_20_Link" style:display-name="Visited Internet 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Quotation" style:family="graphic">
      <style:paragraph-properties style:text-autospace="none"/>
      <style:text-properties fo:font-style="italic" style:font-style-asian="italic" style:font-style-complex="italic"/>
    </style:style>
    <style:style style:name="Numbering_20_Symbols" style:display-name="Numbering Symbol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Title1_7e_LT_7e_Hintergrund" style:display-name="Title1~LT~Hintergrund" style:family="graphic">
      <style:paragraph-properties fo:text-align="center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4" style:font-family-asian="'Liberation Sans', Arial" style:font-pitch-asian="variable" style:font-size-asian="12pt" style:language-asian="he" style:country-asian="IL"/>
    </style:style>
    <style:style style:name="Title1_7e_LT_7e_Hintergrundobjekte" style:display-name="Title1~LT~Hintergrundobjekte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4" style:font-family-asian="'Liberation Sans', Arial" style:font-pitch-asian="variable" style:font-size-asian="12pt" style:language-asian="he" style:country-asian="IL"/>
    </style:style>
    <style:style style:name="Title1_7e_LT_7e_Notizen" style:display-name="Title1~LT~Notizen" style:family="graphic">
      <style:paragraph-properties fo:margin-left="0cm" fo:margin-right="0cm" fo:margin-top="0.28cm" fo:margin-bottom="0cm" style:line-height-at-least="0.623cm" fo:text-align="start" fo:text-indent="0cm" style:text-autospace="none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language="en" fo:country="US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Untertitel" style:display-name="Title1~LT~Untertitel" style:family="graphic">
      <style:paragraph-properties fo:margin-left="1.681cm" fo:margin-right="0cm" fo:margin-top="0.432cm" fo:margin-bottom="0cm" style:line-height-at-least="0.623cm" fo:text-align="center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1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Titel" style:display-name="Title1~LT~Titel" style:family="graphic">
      <style:paragraph-properties fo:margin-left="0cm" fo:margin-right="0cm" fo:margin-top="0cm" fo:margin-bottom="0cm" fo:line-height="69%" fo:text-align="start" fo:text-indent="0cm" style:text-autospace="none" style:writing-mode="rl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1" fo:font-family="Arial" style:font-family-generic="roman" style:font-pitch="variable" fo:font-size="44pt" fo:language="en" fo:country="US" fo:font-style="normal" fo:text-shadow="none" style:text-underline-style="none" fo:font-weight="bold" style:letter-kerning="true" style:font-name-asian="Liberation Sans4" style:font-family-asian="'Liberation Sans', Arial" style:font-pitch-asian="variable" style:font-size-asian="12pt" style:language-asian="he" style:country-asian="IL" style:font-style-asian="normal" style:font-weight-asian="bold" style:font-style-complex="normal" style:font-weight-complex="bold" style:text-emphasize="none"/>
    </style:style>
    <style:style style:name="Title1_7e_LT_7e_Gliederung_20_9" style:display-name="Title1~LT~Gliederung 9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8" style:display-name="Title1~LT~Gliederung 8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7" style:display-name="Title1~LT~Gliederung 7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6" style:display-name="Title1~LT~Gliederung 6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5" style:display-name="Title1~LT~Gliederung 5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4" style:display-name="Title1~LT~Gliederung 4" style:family="graphic">
      <style:paragraph-properties fo:margin-left="7.84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7.84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3" style:display-name="Title1~LT~Gliederung 3" style:family="graphic">
      <style:paragraph-properties fo:margin-left="5.6cm" fo:margin-right="0cm" fo:margin-top="0.374cm" fo:margin-bottom="0cm" style:line-height-at-least="0.623cm" fo:text-align="start" fo:text-indent="-1.12cm" style:text-autospace="none" style:writing-mode="rl-tb">
        <style:tab-stops>
          <style:tab-stop style:position="5.6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Arial1" fo:font-family="Arial" style:font-family-generic="roman" style:font-pitch="variable" fo:font-size="24pt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2" style:display-name="Title1~LT~Gliederung 2" style:family="graphic">
      <style:paragraph-properties fo:margin-left="3.641cm" fo:margin-right="0cm" fo:margin-top="0.404cm" fo:margin-bottom="0cm" style:line-height-at-least="0.623cm" fo:text-align="start" fo:text-indent="-1.401cm" style:text-autospace="none" style:writing-mode="rl-tb">
        <style:tab-stops>
          <style:tab-stop style:position="3.641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</style:tab-stops>
      </style:paragraph-properties>
      <style:text-properties fo:color="#000000" style:text-outline="false" style:text-line-through-style="none" style:text-line-through-type="none" style:font-name="Arial1" fo:font-family="Arial" style:font-family-generic="roman" style:font-pitch="variable" fo:font-size="26pt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1" style:display-name="Title1~LT~Gliederung 1" style:family="graphic">
      <style:paragraph-properties fo:margin-left="1.681cm" fo:margin-right="0cm" fo:margin-top="0.432cm" fo:margin-bottom="0cm" style:line-height-at-least="0.623cm" fo:text-align="start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1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Footer" style:family="graphic">
      <style:paragraph-properties fo:text-align="end" style:text-autospace="none" style:writing-mode="rl-tb"/>
      <style:text-properties style:font-name="Monospace" fo:font-family="Monospace" style:font-pitch="fixed" style:font-name-asian="David CLM" style:font-family-asian="'David CLM'" style:font-pitch-asian="variable" style:font-weight-asian="normal"/>
    </style:style>
    <style:style style:name="Master1-Layout11-vertTitleAndTx-כותרת-אנכית-וטקסט_7e_LT_7e_Hintergrund" style:display-name="Master1-Layout11-vertTitleAndTx-כותרת-אנכית-וטקסט~LT~Hintergrund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4" style:font-family-asian="'Liberation Sans', Arial" style:font-pitch-asian="variable" style:font-size-asian="12pt" style:language-asian="he" style:country-asian="IL"/>
    </style:style>
    <style:style style:name="Master1-Layout11-vertTitleAndTx-כותרת-אנכית-וטקסט_7e_LT_7e_Hintergrundobjekte" style:display-name="Master1-Layout11-vertTitleAndTx-כותרת-אנכית-וטקסט~LT~Hintergrundobjekte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4" style:font-family-asian="'Liberation Sans', Arial" style:font-pitch-asian="variable" style:font-size-asian="12pt" style:language-asian="he" style:country-asian="IL"/>
    </style:style>
    <style:style style:name="Master1-Layout11-vertTitleAndTx-כותרת-אנכית-וטקסט_7e_LT_7e_Notizen" style:display-name="Master1-Layout11-vertTitleAndTx-כותרת-אנכית-וטקסט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Titel" style:display-name="Master1-Layout11-vertTitleAndTx-כותרת-אנכית-וטקסט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1" style:display-name="Master1-Layout11-vertTitleAndTx-כותרת-אנכית-וטקסט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Hintergrund" style:display-name="Master1-Layout10-vertTx-כותרת-וטקסט-אנכי~LT~Hintergrund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4" style:font-family-asian="'Liberation Sans', Arial" style:font-pitch-asian="variable" style:font-size-asian="12pt" style:language-asian="he" style:country-asian="IL"/>
    </style:style>
    <style:style style:name="Master1-Layout10-vertTx-כותרת-וטקסט-אנכי_7e_LT_7e_Hintergrundobjekte" style:display-name="Master1-Layout10-vertTx-כותרת-וטקסט-אנכי~LT~Hintergrundobjekte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4" style:font-family-asian="'Liberation Sans', Arial" style:font-pitch-asian="variable" style:font-size-asian="12pt" style:language-asian="he" style:country-asian="IL"/>
    </style:style>
    <style:style style:name="Master1-Layout10-vertTx-כותרת-וטקסט-אנכי_7e_LT_7e_Notizen" style:display-name="Master1-Layout10-vertTx-כותרת-וטקסט-אנכי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Untertitel" style:display-name="Master1-Layout10-vertTx-כותרת-וטקסט-אנכי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Titel" style:display-name="Master1-Layout10-vertTx-כותרת-וטקסט-אנכי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9" style:display-name="Master1-Layout10-vertTx-כותרת-וטקסט-אנכי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8" style:display-name="Master1-Layout10-vertTx-כותרת-וטקסט-אנכי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7" style:display-name="Master1-Layout10-vertTx-כותרת-וטקסט-אנכי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6" style:display-name="Master1-Layout10-vertTx-כותרת-וטקסט-אנכי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5" style:display-name="Master1-Layout10-vertTx-כותרת-וטקסט-אנכי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4" style:display-name="Master1-Layout10-vertTx-כותרת-וטקסט-אנכי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3" style:display-name="Master1-Layout10-vertTx-כותרת-וטקסט-אנכי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2" style:display-name="Master1-Layout10-vertTx-כותרת-וטקסט-אנכי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1" style:display-name="Master1-Layout10-vertTx-כותרת-וטקסט-אנכי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Hintergrund" style:display-name="Master1-Layout9-picTx-תמונה-עם-כיתוב~LT~Hintergrund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4" style:font-family-asian="'Liberation Sans', Arial" style:font-pitch-asian="variable" style:font-size-asian="12pt" style:language-asian="he" style:country-asian="IL"/>
    </style:style>
    <style:style style:name="Master1-Layout9-picTx-תמונה-עם-כיתוב_7e_LT_7e_Hintergrundobjekte" style:display-name="Master1-Layout9-picTx-תמונה-עם-כיתוב~LT~Hintergrundobjekte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4" style:font-family-asian="'Liberation Sans', Arial" style:font-pitch-asian="variable" style:font-size-asian="12pt" style:language-asian="he" style:country-asian="IL"/>
    </style:style>
    <style:style style:name="Master1-Layout9-picTx-תמונה-עם-כיתוב_7e_LT_7e_Notizen" style:display-name="Master1-Layout9-picTx-תמונה-עם-כיתוב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Untertitel" style:display-name="Master1-Layout9-picTx-תמונה-עם-כיתוב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Titel" style:display-name="Master1-Layout9-picTx-תמונה-עם-כיתוב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9" style:display-name="Master1-Layout9-picTx-תמונה-עם-כיתוב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8" style:display-name="Master1-Layout9-picTx-תמונה-עם-כיתוב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7" style:display-name="Master1-Layout9-picTx-תמונה-עם-כיתוב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6" style:display-name="Master1-Layout9-picTx-תמונה-עם-כיתוב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5" style:display-name="Master1-Layout9-picTx-תמונה-עם-כיתוב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4" style:display-name="Master1-Layout9-picTx-תמונה-עם-כיתוב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3" style:display-name="Master1-Layout9-picTx-תמונה-עם-כיתוב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2" style:display-name="Master1-Layout9-picTx-תמונה-עם-כיתוב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1" style:display-name="Master1-Layout9-picTx-תמונה-עם-כיתוב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Hintergrund" style:display-name="Master1-Layout8-objTx-תוכן-עם-כיתוב~LT~Hintergrund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4" style:font-family-asian="'Liberation Sans', Arial" style:font-pitch-asian="variable" style:font-size-asian="12pt" style:language-asian="he" style:country-asian="IL"/>
    </style:style>
    <style:style style:name="Master1-Layout8-objTx-תוכן-עם-כיתוב_7e_LT_7e_Hintergrundobjekte" style:display-name="Master1-Layout8-objTx-תוכן-עם-כיתוב~LT~Hintergrundobjekte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4" style:font-family-asian="'Liberation Sans', Arial" style:font-pitch-asian="variable" style:font-size-asian="12pt" style:language-asian="he" style:country-asian="IL"/>
    </style:style>
    <style:style style:name="Master1-Layout8-objTx-תוכן-עם-כיתוב_7e_LT_7e_Notizen" style:display-name="Master1-Layout8-objTx-תוכן-עם-כיתוב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Untertitel" style:display-name="Master1-Layout8-objTx-תוכן-עם-כיתוב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Titel" style:display-name="Master1-Layout8-objTx-תוכן-עם-כיתוב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9" style:display-name="Master1-Layout8-objTx-תוכן-עם-כיתוב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8" style:display-name="Master1-Layout8-objTx-תוכן-עם-כיתוב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7" style:display-name="Master1-Layout8-objTx-תוכן-עם-כיתוב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6" style:display-name="Master1-Layout8-objTx-תוכן-עם-כיתוב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5" style:display-name="Master1-Layout8-objTx-תוכן-עם-כיתוב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4" style:display-name="Master1-Layout8-objTx-תוכן-עם-כיתוב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3" style:display-name="Master1-Layout8-objTx-תוכן-עם-כיתוב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2" style:display-name="Master1-Layout8-objTx-תוכן-עם-כיתוב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1" style:display-name="Master1-Layout8-objTx-תוכן-עם-כיתוב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Hintergrund" style:display-name="Master1-Layout7-blank-ריק~LT~Hintergrund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4" style:font-family-asian="'Liberation Sans', Arial" style:font-pitch-asian="variable" style:font-size-asian="12pt" style:language-asian="he" style:country-asian="IL"/>
    </style:style>
    <style:style style:name="Master1-Layout7-blank-ריק_7e_LT_7e_Hintergrundobjekte" style:display-name="Master1-Layout7-blank-ריק~LT~Hintergrundobjekte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4" style:font-family-asian="'Liberation Sans', Arial" style:font-pitch-asian="variable" style:font-size-asian="12pt" style:language-asian="he" style:country-asian="IL"/>
    </style:style>
    <style:style style:name="Master1-Layout7-blank-ריק_7e_LT_7e_Notizen" style:display-name="Master1-Layout7-blank-ריק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Untertitel" style:display-name="Master1-Layout7-blank-ריק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Titel" style:display-name="Master1-Layout7-blank-ריק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Gliederung_20_9" style:display-name="Master1-Layout7-blank-ריק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8" style:display-name="Master1-Layout7-blank-ריק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7" style:display-name="Master1-Layout7-blank-ריק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6" style:display-name="Master1-Layout7-blank-ריק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5" style:display-name="Master1-Layout7-blank-ריק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4" style:display-name="Master1-Layout7-blank-ריק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3" style:display-name="Master1-Layout7-blank-ריק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2" style:display-name="Master1-Layout7-blank-ריק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1" style:display-name="Master1-Layout7-blank-ריק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Hintergrund" style:display-name="Master1-Layout6-titleOnly-כותרת-בלבד~LT~Hintergrund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4" style:font-family-asian="'Liberation Sans', Arial" style:font-pitch-asian="variable" style:font-size-asian="12pt" style:language-asian="he" style:country-asian="IL"/>
    </style:style>
    <style:style style:name="Master1-Layout6-titleOnly-כותרת-בלבד_7e_LT_7e_Hintergrundobjekte" style:display-name="Master1-Layout6-titleOnly-כותרת-בלבד~LT~Hintergrundobjekte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4" style:font-family-asian="'Liberation Sans', Arial" style:font-pitch-asian="variable" style:font-size-asian="12pt" style:language-asian="he" style:country-asian="IL"/>
    </style:style>
    <style:style style:name="Master1-Layout6-titleOnly-כותרת-בלבד_7e_LT_7e_Notizen" style:display-name="Master1-Layout6-titleOnly-כותרת-בלבד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Untertitel" style:display-name="Master1-Layout6-titleOnly-כותרת-בלבד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Titel" style:display-name="Master1-Layout6-titleOnly-כותרת-בלבד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9" style:display-name="Master1-Layout6-titleOnly-כותרת-בלבד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8" style:display-name="Master1-Layout6-titleOnly-כותרת-בלבד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7" style:display-name="Master1-Layout6-titleOnly-כותרת-בלבד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6" style:display-name="Master1-Layout6-titleOnly-כותרת-בלבד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5" style:display-name="Master1-Layout6-titleOnly-כותרת-בלבד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4" style:display-name="Master1-Layout6-titleOnly-כותרת-בלבד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3" style:display-name="Master1-Layout6-titleOnly-כותרת-בלבד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2" style:display-name="Master1-Layout6-titleOnly-כותרת-בלבד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1" style:display-name="Master1-Layout6-titleOnly-כותרת-בלבד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Hintergrund" style:display-name="Master1-Layout5-twoTxTwoObj-השוואה~LT~Hintergrund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4" style:font-family-asian="'Liberation Sans', Arial" style:font-pitch-asian="variable" style:font-size-asian="12pt" style:language-asian="he" style:country-asian="IL"/>
    </style:style>
    <style:style style:name="Master1-Layout5-twoTxTwoObj-השוואה_7e_LT_7e_Hintergrundobjekte" style:display-name="Master1-Layout5-twoTxTwoObj-השוואה~LT~Hintergrundobjekte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4" style:font-family-asian="'Liberation Sans', Arial" style:font-pitch-asian="variable" style:font-size-asian="12pt" style:language-asian="he" style:country-asian="IL"/>
    </style:style>
    <style:style style:name="Master1-Layout5-twoTxTwoObj-השוואה_7e_LT_7e_Notizen" style:display-name="Master1-Layout5-twoTxTwoObj-השוואה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Untertitel" style:display-name="Master1-Layout5-twoTxTwoObj-השוואה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Titel" style:display-name="Master1-Layout5-twoTxTwoObj-השוואה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Gliederung_20_9" style:display-name="Master1-Layout5-twoTxTwoObj-השוואה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8" style:display-name="Master1-Layout5-twoTxTwoObj-השוואה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7" style:display-name="Master1-Layout5-twoTxTwoObj-השוואה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6" style:display-name="Master1-Layout5-twoTxTwoObj-השוואה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5" style:display-name="Master1-Layout5-twoTxTwoObj-השוואה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4" style:display-name="Master1-Layout5-twoTxTwoObj-השוואה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3" style:display-name="Master1-Layout5-twoTxTwoObj-השוואה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2" style:display-name="Master1-Layout5-twoTxTwoObj-השוואה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1" style:display-name="Master1-Layout5-twoTxTwoObj-השוואה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Hintergrund" style:display-name="Master1-Layout4-twoObj-שני-תכנים~LT~Hintergrund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4" style:font-family-asian="'Liberation Sans', Arial" style:font-pitch-asian="variable" style:font-size-asian="12pt" style:language-asian="he" style:country-asian="IL"/>
    </style:style>
    <style:style style:name="Master1-Layout4-twoObj-שני-תכנים_7e_LT_7e_Hintergrundobjekte" style:display-name="Master1-Layout4-twoObj-שני-תכנים~LT~Hintergrundobjekte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4" style:font-family-asian="'Liberation Sans', Arial" style:font-pitch-asian="variable" style:font-size-asian="12pt" style:language-asian="he" style:country-asian="IL"/>
    </style:style>
    <style:style style:name="Master1-Layout4-twoObj-שני-תכנים_7e_LT_7e_Notizen" style:display-name="Master1-Layout4-twoObj-שני-תכנים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Untertitel" style:display-name="Master1-Layout4-twoObj-שני-תכנים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Titel" style:display-name="Master1-Layout4-twoObj-שני-תכנים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Gliederung_20_9" style:display-name="Master1-Layout4-twoObj-שני-תכנים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8" style:display-name="Master1-Layout4-twoObj-שני-תכנים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7" style:display-name="Master1-Layout4-twoObj-שני-תכנים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6" style:display-name="Master1-Layout4-twoObj-שני-תכנים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5" style:display-name="Master1-Layout4-twoObj-שני-תכנים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4" style:display-name="Master1-Layout4-twoObj-שני-תכנים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3" style:display-name="Master1-Layout4-twoObj-שני-תכנים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2" style:display-name="Master1-Layout4-twoObj-שני-תכנים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1" style:display-name="Master1-Layout4-twoObj-שני-תכנים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Hintergrund" style:display-name="Master1-Layout3-secHead-כותרת-מקטע-עליונה~LT~Hintergrund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4" style:font-family-asian="'Liberation Sans', Arial" style:font-pitch-asian="variable" style:font-size-asian="12pt" style:language-asian="he" style:country-asian="IL"/>
    </style:style>
    <style:style style:name="Master1-Layout3-secHead-כותרת-מקטע-עליונה_7e_LT_7e_Hintergrundobjekte" style:display-name="Master1-Layout3-secHead-כותרת-מקטע-עליונה~LT~Hintergrundobjekte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4" style:font-family-asian="'Liberation Sans', Arial" style:font-pitch-asian="variable" style:font-size-asian="12pt" style:language-asian="he" style:country-asian="IL"/>
    </style:style>
    <style:style style:name="Master1-Layout3-secHead-כותרת-מקטע-עליונה_7e_LT_7e_Notizen" style:display-name="Master1-Layout3-secHead-כותרת-מקטע-עליונה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Untertitel" style:display-name="Master1-Layout3-secHead-כותרת-מקטע-עליונה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Titel" style:display-name="Master1-Layout3-secHead-כותרת-מקטע-עליונה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9" style:display-name="Master1-Layout3-secHead-כותרת-מקטע-עליונה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8" style:display-name="Master1-Layout3-secHead-כותרת-מקטע-עליונה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7" style:display-name="Master1-Layout3-secHead-כותרת-מקטע-עליונה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6" style:display-name="Master1-Layout3-secHead-כותרת-מקטע-עליונה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5" style:display-name="Master1-Layout3-secHead-כותרת-מקטע-עליונה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4" style:display-name="Master1-Layout3-secHead-כותרת-מקטע-עליונה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3" style:display-name="Master1-Layout3-secHead-כותרת-מקטע-עליונה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2" style:display-name="Master1-Layout3-secHead-כותרת-מקטע-עליונה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1" style:display-name="Master1-Layout3-secHead-כותרת-מקטע-עליונה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Hintergrund" style:display-name="Master1-Layout2-obj-כותרת-ותוכן~LT~Hintergrund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4" style:font-family-asian="'Liberation Sans', Arial" style:font-pitch-asian="variable" style:font-size-asian="12pt" style:language-asian="he" style:country-asian="IL"/>
    </style:style>
    <style:style style:name="Master1-Layout2-obj-כותרת-ותוכן_7e_LT_7e_Hintergrundobjekte" style:display-name="Master1-Layout2-obj-כותרת-ותוכן~LT~Hintergrundobjekte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4" style:font-family-asian="'Liberation Sans', Arial" style:font-pitch-asian="variable" style:font-size-asian="12pt" style:language-asian="he" style:country-asian="IL"/>
    </style:style>
    <style:style style:name="Master1-Layout2-obj-כותרת-ותוכן_7e_LT_7e_Notizen" style:display-name="Master1-Layout2-obj-כותרת-ותוכן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Untertitel" style:display-name="Master1-Layout2-obj-כותרת-ותוכן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Titel" style:display-name="Master1-Layout2-obj-כותרת-ותוכן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Gliederung_20_9" style:display-name="Master1-Layout2-obj-כותרת-ותוכן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8" style:display-name="Master1-Layout2-obj-כותרת-ותוכן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7" style:display-name="Master1-Layout2-obj-כותרת-ותוכן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6" style:display-name="Master1-Layout2-obj-כותרת-ותוכן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5" style:display-name="Master1-Layout2-obj-כותרת-ותוכן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4" style:display-name="Master1-Layout2-obj-כותרת-ותוכן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3" style:display-name="Master1-Layout2-obj-כותרת-ותוכן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2" style:display-name="Master1-Layout2-obj-כותרת-ותוכן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1" style:display-name="Master1-Layout2-obj-כותרת-ותוכן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Hintergrund" style:display-name="Master1-Layout1-title-שקופית-כותרת~LT~Hintergrund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4" style:font-family-asian="'Liberation Sans', Arial" style:font-pitch-asian="variable" style:font-size-asian="12pt" style:language-asian="he" style:country-asian="IL"/>
    </style:style>
    <style:style style:name="Master1-Layout1-title-שקופית-כותרת_7e_LT_7e_Hintergrundobjekte" style:display-name="Master1-Layout1-title-שקופית-כותרת~LT~Hintergrundobjekte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4" style:font-family-asian="'Liberation Sans', Arial" style:font-pitch-asian="variable" style:font-size-asian="12pt" style:language-asian="he" style:country-asian="IL"/>
    </style:style>
    <style:style style:name="Master1-Layout1-title-שקופית-כותרת_7e_LT_7e_Notizen" style:display-name="Master1-Layout1-title-שקופית-כותרת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Untertitel" style:display-name="Master1-Layout1-title-שקופית-כותרת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Titel" style:display-name="Master1-Layout1-title-שקופית-כותרת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9" style:display-name="Master1-Layout1-title-שקופית-כותרת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8" style:display-name="Master1-Layout1-title-שקופית-כותרת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7" style:display-name="Master1-Layout1-title-שקופית-כותרת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6" style:display-name="Master1-Layout1-title-שקופית-כותרת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5" style:display-name="Master1-Layout1-title-שקופית-כותרת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4" style:display-name="Master1-Layout1-title-שקופית-כותרת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3" style:display-name="Master1-Layout1-title-שקופית-כותרת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2" style:display-name="Master1-Layout1-title-שקופית-כותרת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1" style:display-name="Master1-Layout1-title-שקופית-כותרת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Hintergrund" style:display-name="Master1-Default~LT~Hintergrund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4" style:font-family-asian="'Liberation Sans', Arial" style:font-pitch-asian="variable" style:font-size-asian="12pt" style:language-asian="he" style:country-asian="IL"/>
    </style:style>
    <style:style style:name="Master1-Default_7e_LT_7e_Hintergrundobjekte" style:display-name="Master1-Default~LT~Hintergrundobjekte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4" style:font-family-asian="'Liberation Sans', Arial" style:font-pitch-asian="variable" style:font-size-asian="12pt" style:language-asian="he" style:country-asian="IL"/>
    </style:style>
    <style:style style:name="Master1-Default_7e_LT_7e_Notizen" style:display-name="Master1-Default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Untertitel" style:display-name="Master1-Default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Titel" style:display-name="Master1-Default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Gliederung_20_9" style:display-name="Master1-Default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8" style:display-name="Master1-Default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7" style:display-name="Master1-Default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6" style:display-name="Master1-Default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5" style:display-name="Master1-Default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4" style:display-name="Master1-Default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3" style:display-name="Master1-Default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2" style:display-name="Master1-Default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1" style:display-name="Master1-Default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Header" style:family="graphic">
      <style:paragraph-properties fo:text-align="end" style:text-autospace="none" style:writing-mode="rl-tb"/>
      <style:text-properties style:font-name="Monospace" fo:font-family="Monospace" style:font-pitch="fixed" style:font-name-asian="David CLM" style:font-family-asian="'David CLM'" style:font-pitch-asian="variable" style:font-weight-asian="normal"/>
    </style:style>
    <style:style style:name="Quotations" style:family="graphic">
      <style:paragraph-properties fo:text-align="end" style:text-autospace="none" style:writing-mode="rl-tb"/>
      <style:text-properties style:font-name="Monospace" fo:font-family="Monospace" style:font-pitch="fixed" style:font-name-asian="David CLM" style:font-family-asian="'David CLM'" style:font-pitch-asian="variable" style:font-weight-asian="normal"/>
    </style:style>
    <style:style style:name="Index" style:family="graphic">
      <style:paragraph-properties fo:text-align="end" style:text-autospace="none" style:writing-mode="rl-tb"/>
      <style:text-properties style:font-name="Monospace" fo:font-family="Monospace" style:font-pitch="fixed" style:font-name-asian="Nachlieli CLM2" style:font-family-asian="'Nachlieli CLM'" style:font-weight-asian="normal"/>
    </style:style>
    <style:style style:name="Caption" style:family="graphic">
      <style:paragraph-properties fo:margin-top="0.374cm" fo:margin-bottom="0.374cm" fo:text-align="end" style:text-autospace="none" style:writing-mode="rl-tb"/>
      <style:text-properties style:font-name="Monospace" fo:font-family="Monospace" style:font-pitch="fixed" fo:font-size="12pt" fo:font-style="italic" style:font-name-asian="Nachlieli CLM2" style:font-family-asian="'Nachlieli CLM'" style:font-size-asian="12pt" style:font-style-asian="italic" style:font-weight-asian="normal" style:font-style-complex="italic"/>
    </style:style>
    <style:style style:name="List" style:family="graphic">
      <style:paragraph-properties fo:margin-top="0cm" fo:margin-bottom="0.436cm" fo:line-height="120%" fo:text-align="end" style:text-autospace="none" style:writing-mode="rl-tb"/>
      <style:text-properties style:font-name="Monospace" fo:font-family="Monospace" style:font-pitch="fixed" style:font-name-asian="Nachlieli CLM2" style:font-family-asian="'Nachlieli CLM'" style:font-weight-asian="normal"/>
    </style:style>
    <style:style style:name="Text_20_Body" style:display-name="Text Body" style:family="graphic">
      <style:paragraph-properties fo:margin-top="0cm" fo:margin-bottom="0.436cm" fo:line-height="120%" fo:text-align="end" style:text-autospace="none" style:writing-mode="rl-tb"/>
      <style:text-properties style:font-name="Monospace" fo:font-family="Monospace" style:font-pitch="fixed" style:font-name-asian="David CLM" style:font-family-asian="'David CLM'" style:font-pitch-asian="variable" style:font-weight-asian="normal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Nachlieli CLM3" style:font-family-complex="'Nachlieli CLM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blank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3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3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tx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x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3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x-outline1" style:family="presentation">
      <style:graphic-properties draw:stroke="none" draw:fill="none" draw:auto-grow-height="false" draw:fit-to-size="shrink-to-fit" style:shrink-to-fit="true">
        <text:list-style style:name="tx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outline2" style:family="presentation" style:parent-style-name="tx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x-outline3" style:family="presentation" style:parent-style-name="tx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x-outline4" style:family="presentation" style:parent-style-name="tx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x-outline5" style:family="presentation" style:parent-style-name="tx-outline4">
      <style:paragraph-properties fo:margin-top="0.1cm" fo:margin-bottom="0cm"/>
      <style:text-properties fo:font-size="20pt" style:font-size-asian="20pt" style:font-size-complex="20pt"/>
    </style:style>
    <style:style style:name="tx-outline6" style:family="presentation" style:parent-style-name="tx-outline5">
      <style:paragraph-properties fo:margin-top="0.1cm" fo:margin-bottom="0cm"/>
      <style:text-properties fo:font-size="20pt" style:font-size-asian="20pt" style:font-size-complex="20pt"/>
    </style:style>
    <style:style style:name="tx-outline7" style:family="presentation" style:parent-style-name="tx-outline6">
      <style:paragraph-properties fo:margin-top="0.1cm" fo:margin-bottom="0cm"/>
      <style:text-properties fo:font-size="20pt" style:font-size-asian="20pt" style:font-size-complex="20pt"/>
    </style:style>
    <style:style style:name="tx-outline8" style:family="presentation" style:parent-style-name="tx-outline7">
      <style:paragraph-properties fo:margin-top="0.1cm" fo:margin-bottom="0cm"/>
      <style:text-properties fo:font-size="20pt" style:font-size-asian="20pt" style:font-size-complex="20pt"/>
    </style:style>
    <style:style style:name="tx-outline9" style:family="presentation" style:parent-style-name="tx-outline8">
      <style:paragraph-properties fo:margin-top="0.1cm" fo:margin-bottom="0cm"/>
      <style:text-properties fo:font-size="20pt" style:font-size-asian="20pt" style:font-size-complex="20pt"/>
    </style:style>
    <style:style style:name="tx-subtitle" style:family="presentation">
      <style:graphic-properties draw:stroke="none" draw:fill="none" draw:textarea-vertical-align="middle">
        <text:list-style style:name="tx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3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x-title" style:family="presentation">
      <style:graphic-properties draw:stroke="none" draw:fill="none" draw:textarea-vertical-align="middle">
        <text:list-style style:name="tx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3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3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3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3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0.8999996185303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0.8999996185303pt" style:font-style-asian="normal" style:font-weight-asian="normal" style:font-name-complex="Nachlieli CLM3" style:font-family-complex="'Nachlieli CLM'" style:font-family-generic-complex="system" style:font-pitch-complex="variable" style:font-size-complex="30.8999996185303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end" fo:text-indent="0cm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Tw Cen MT" fo:font-family="'Tw Cen MT'" fo:font-size="32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9pt" style:language-asian="he" style:country-asian="IL" style:font-style-asian="normal" style:font-weight-asian="normal" style:font-name-complex="Nachlieli CLM3" style:font-family-complex="'Nachlieli CLM'" style:font-family-generic-complex="system" style:font-pitch-complex="variable" style:font-size-complex="29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44cm" fo:margin-bottom="0cm" fo:line-height="100%" fo:text-align="end" fo:text-indent="0cm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Tw Cen MT" fo:font-family="'Tw Cen MT'" fo:font-size="25.2999992370605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33cm" fo:margin-bottom="0cm" fo:line-height="100%" fo:text-align="end" fo:text-indent="0cm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Tw Cen MT" fo:font-family="'Tw Cen MT'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22cm" fo:margin-bottom="0cm" fo:line-height="100%" fo:text-align="end" fo:text-indent="0cm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Tw Cen MT" fo:font-family="'Tw Cen MT'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3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Tw Cen MT" fo:font-family="'Tw Cen MT'" fo:font-size="21.7999992370605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Nachlieli CLM3" style:font-family-complex="'Nachlieli CLM'" style:font-family-generic-complex="system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3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draw:background-size="border" draw:fill="solid" draw:fill-color="#ffffff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141cm" draw:fill="solid" draw:fill-color="#ffffff" draw:textarea-vertical-align="middle" draw:auto-grow-height="false" draw:fit-to-size="false" style:shrink-to-fit="false" fo:min-height="0.73cm" fo:min-width="27.502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4" style:family="graphic" style:parent-style-name="standard">
      <style:graphic-properties draw:stroke="none" svg:stroke-width="0.141cm" draw:fill="solid" draw:fill-color="#aa2b1e" draw:textarea-vertical-align="middle" draw:auto-grow-height="false" draw:fit-to-size="false" style:shrink-to-fit="false" fo:min-height="0.45cm" fo:min-width="1.134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5" style:family="graphic" style:parent-style-name="standard">
      <style:graphic-properties draw:stroke="none" svg:stroke-width="0.141cm" draw:fill="solid" draw:fill-color="#fda023" draw:textarea-vertical-align="middle" draw:auto-grow-height="false" draw:fit-to-size="false" style:shrink-to-fit="false" fo:min-height="0.45cm" fo:min-width="25.694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pr1" style:family="presentation" style:parent-style-name="blank-title">
      <style:graphic-properties draw:stroke="none" svg:stroke-width="0cm" draw:fill="none" draw:textarea-vertical-align="middle" draw:auto-grow-height="false" draw:fit-to-size="false" style:shrink-to-fit="false" fo:min-height="3.506cm" fo:padding-top="0.254cm" fo:padding-bottom="0.254cm" fo:padding-left="0.254cm" fo:padding-right="0.254cm" fo:wrap-option="wrap"/>
    </style:style>
    <style:style style:name="Mpr2" style:family="presentation" style:parent-style-name="blank-backgroundobjects">
      <style:graphic-properties draw:stroke="none" svg:stroke-width="0cm" draw:fill="none" draw:fill-color="#ffffff" draw:textarea-vertical-align="top" draw:auto-grow-height="false" draw:fit-to-size="false" style:shrink-to-fit="false" fo:min-height="12.179cm" fo:padding-top="0.254cm" fo:padding-bottom="0.254cm" fo:padding-left="0.254cm" fo:padding-right="0.254cm" fo:wrap-option="wrap"/>
    </style:style>
    <style:style style:name="Mpr3" style:family="presentation" style:parent-style-name="blank-backgroundobjects">
      <style:graphic-properties draw:stroke="none" draw:fill="none" draw:fill-color="#ffffff" draw:auto-grow-height="false" fo:min-height="1.485cm"/>
    </style:style>
    <style:style style:name="Mpr4" style:family="presentation" style:parent-style-name="blank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x-title">
      <style:graphic-properties draw:stroke="none" svg:stroke-width="0cm" draw:fill="none" draw:textarea-vertical-align="middle" draw:auto-grow-height="false" draw:fit-to-size="false" style:shrink-to-fit="false" fo:min-height="3.506cm" fo:padding-top="0.254cm" fo:padding-bottom="0.254cm" fo:padding-left="0.254cm" fo:padding-right="0.254cm" fo:wrap-option="wrap"/>
    </style:style>
    <style:style style:name="Mpr6" style:family="presentation" style:parent-style-name="tx-backgroundobjects">
      <style:graphic-properties draw:stroke="none" svg:stroke-width="0cm" draw:fill="none" draw:fill-color="#ffffff" draw:textarea-vertical-align="top" draw:auto-grow-height="false" draw:fit-to-size="false" style:shrink-to-fit="false" fo:min-height="12.179cm" fo:padding-top="0.254cm" fo:padding-bottom="0.254cm" fo:padding-left="0.254cm" fo:padding-right="0.254cm" fo:wrap-option="wrap"/>
    </style:style>
    <style:style style:name="Mpr7" style:family="presentation" style:parent-style-name="tx-backgroundobjects">
      <style:graphic-properties draw:stroke="none" draw:fill="none" draw:fill-color="#ffffff" draw:auto-grow-height="false" fo:min-height="1.397cm"/>
    </style:style>
    <style:style style:name="Mpr8" style:family="presentation" style:parent-style-name="tx-backgroundobjects">
      <style:graphic-properties draw:stroke="none" draw:fill="none" draw:fill-color="#ffffff" draw:textarea-vertical-align="bottom" draw:auto-grow-height="false" fo:min-height="1.397cm"/>
    </style:style>
    <style:style style:name="Mpr9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125cm" fo:padding-left="0.25cm" fo:padding-right="0.25cm" fo:wrap-option="wrap"/>
    </style:style>
    <style:style style:name="Mpr10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11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12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13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29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7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8" style:family="paragraph">
      <loext:graphic-properties draw:fill="solid" draw:fill-color="#aa2b1e"/>
      <style:paragraph-properties fo:text-align="start" style:font-independent-line-spacing="true"/>
      <style:text-properties fo:font-size="18pt"/>
    </style:style>
    <style:style style:name="MP9" style:family="paragraph">
      <loext:graphic-properties draw:fill="solid" draw:fill-color="#fda023"/>
      <style:paragraph-properties fo:text-align="start" style:font-independent-line-spacing="true"/>
      <style:text-properties fo:font-size="18pt"/>
    </style:style>
    <style:style style:name="MP10" style:family="paragraph">
      <style:paragraph-properties fo:margin-top="0cm" fo:margin-bottom="0cm" fo:line-height="100%" fo:text-align="start" style:punctuation-wrap="hanging" style:writing-mode="rl-tb"/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rl-tb"/>
      <style:text-properties fo:font-size="14pt" style:font-size-asian="14pt" style:font-size-complex="14pt" fo:hyphenate="false"/>
    </style:style>
    <style:style style:name="MP13" style:family="paragraph">
      <style:paragraph-properties fo:margin-left="0cm" fo:margin-right="0cm" fo:margin-top="0cm" fo:margin-bottom="0cm" fo:line-height="100%" fo:text-align="center" fo:text-indent="0cm" style:punctuation-wrap="hanging" style:writing-mode="rl-tb"/>
      <style:text-properties fo:font-size="14pt" style:font-size-asian="14pt" style:font-size-complex="14pt" fo:hyphenate="false"/>
    </style:style>
    <style:style style:name="MP14" style:family="paragraph">
      <style:paragraph-properties fo:text-align="start"/>
    </style:style>
    <style:style style:name="MP15" style:family="paragraph">
      <style:paragraph-properties fo:margin-left="0cm" fo:margin-right="0cm" fo:text-indent="0cm"/>
    </style:style>
    <style:style style:name="MP16" style:family="paragraph">
      <style:paragraph-properties fo:margin-left="0cm" fo:margin-right="0cm" fo:margin-top="0.141cm" fo:margin-bottom="0cm" fo:line-height="100%" fo:text-align="end" fo:text-indent="0cm" style:punctuation-wrap="hanging" style:writing-mode="rl-tb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465e9c" style:text-line-through-style="none" style:text-line-through-type="none" style:text-position="0% 100%" style:font-name="Tw Cen MT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465e9c" style:text-line-through-style="none" style:text-line-through-type="none" style:text-position="0% 100%" style:font-name="Tw Cen MT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Tw Cen MT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Tw Cen MT" fo:font-size="29pt" fo:letter-spacing="normal" fo:font-style="normal" style:text-underline-style="none" fo:font-weight="normal" style:font-size-asian="29pt" style:font-style-asian="normal" style:font-weight-asian="normal" style:font-size-complex="29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Tw Cen MT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Tw Cen MT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Tw Cen MT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" style:page-layout-name="PM1" draw:style-name="Mdp1">
      <draw:frame draw:name="Shape 21" presentation:style-name="Mpr1" draw:text-style-name="MP5" draw:layer="backgroundobjects" svg:width="17.095cm" svg:height="3.5cm" svg:x="10.098cm" svg:y="0.838cm" presentation:class="title" presentation:user-transformed="true">
        <draw:text-box>
          <text:p/>
        </draw:text-box>
      </draw:frame>
      <draw:frame draw:name="Shape 22" presentation:style-name="blank-outline1" draw:layer="backgroundobjects" svg:width="21.593cm" svg:height="12.174cm" svg:x="5.499cm" svg:y="4.912cm" presentation:class="outline" presentation:placeholder="true" presentation:user-transformed="true">
        <draw:text-box/>
      </draw:frame>
      <draw:frame draw:name="Shape 23" presentation:style-name="Mpr2" draw:text-style-name="MP6" draw:layer="backgroundobjects" svg:width="6.517cm" svg:height="1.441cm" svg:x="4.899cm" svg:y="16.929cm" presentation:class="date-time" presentation:user-transformed="true">
        <draw:text-box>
          <text:p/>
        </draw:text-box>
      </draw:frame>
      <draw:frame draw:name="Shape 24" presentation:style-name="Mpr2" draw:text-style-name="MP6" draw:layer="backgroundobjects" svg:width="8.871cm" svg:height="1.441cm" svg:x="11.677cm" svg:y="18.631cm" presentation:class="footer" presentation:user-transformed="true">
        <draw:text-box>
          <text:p/>
        </draw:text-box>
      </draw:frame>
      <draw:frame draw:name="Shape 25" presentation:style-name="Mpr2" draw:text-style-name="MP6" draw:layer="backgroundobjects" svg:width="6.517cm" svg:height="1.441cm" svg:x="20.876cm" svg:y="18.631cm" presentation:class="page-number" presentation:user-transformed="true">
        <draw:text-box>
          <text:p/>
        </draw:text-box>
      </draw:frame>
      <presentation:notes style:page-layout-name="PM2">
        <draw:page-thumbnail presentation:style-name="blank-title" draw:layer="backgroundobjects" svg:width="14.848cm" svg:height="11.136cm" svg:x="3.075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x" style:page-layout-name="PM1" draw:style-name="Mdp2">
      <draw:frame draw:name="Shape 27" presentation:style-name="Mpr5" draw:text-style-name="MP5" draw:layer="backgroundobjects" svg:width="18.564cm" svg:height="3.505cm" svg:x="8.89cm" svg:y="1.27cm" presentation:class="title" presentation:user-transformed="true">
        <draw:text-box>
          <text:p/>
        </draw:text-box>
      </draw:frame>
      <draw:frame draw:name="Shape 28" presentation:style-name="tx-outline1" draw:layer="backgroundobjects" svg:width="21.598cm" svg:height="13.158cm" svg:x="5.499cm" svg:y="5.345cm" presentation:class="outline" presentation:placeholder="true" presentation:user-transformed="true">
        <draw:text-box/>
      </draw:frame>
      <draw:frame draw:name="Shape 29" presentation:style-name="Mpr6" draw:text-style-name="MP6" draw:layer="backgroundobjects" svg:width="6.517cm" svg:height="1.441cm" svg:x="4.899cm" svg:y="16.929cm" presentation:class="date-time" presentation:user-transformed="true">
        <draw:text-box>
          <text:p/>
        </draw:text-box>
      </draw:frame>
      <draw:frame draw:name="Shape 30" presentation:style-name="Mpr6" draw:text-style-name="MP6" draw:layer="backgroundobjects" svg:width="8.871cm" svg:height="1.441cm" svg:x="11.677cm" svg:y="18.631cm" presentation:class="footer" presentation:user-transformed="true">
        <draw:text-box>
          <text:p/>
        </draw:text-box>
      </draw:frame>
      <draw:frame draw:name="Shape 31" presentation:style-name="Mpr6" draw:text-style-name="MP6" draw:layer="backgroundobjects" svg:width="6.517cm" svg:height="1.441cm" svg:x="20.876cm" svg:y="18.631cm" presentation:class="page-number" presentation:user-transformed="true">
        <draw:text-box>
          <text:p/>
        </draw:text-box>
      </draw:frame>
      <presentation:notes style:page-layout-name="PM2">
        <draw:page-thumbnail presentation:style-name="tx-title" draw:layer="backgroundobjects" svg:width="13.969cm" svg:height="10.476cm" svg:x="3.81cm" svg:y="2.123cm" presentation:class="page"/>
        <draw:frame presentation:style-name="tx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3">
      <draw:frame presentation:style-name="Default-title" draw:layer="backgroundobjects" svg:width="25.2cm" svg:height="3.505cm" svg:x="1.4cm" svg:y="0.837cm" presentation:class="title" presentation:placeholder="true">
        <draw:text-box/>
      </draw:frame>
      <draw:frame presentation:style-name="Default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presentation:style-name="Default-title" draw:layer="backgroundobjects" svg:width="13.969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</presentation:notes>
    </style:master-page>
    <style:master-page style:name="Title_20_and_20_Content" style:display-name="Title and Content" style:page-layout-name="PM1" draw:style-name="Mdp4">
      <draw:custom-shape draw:name="Rectangle 6" draw:style-name="Mgr3" draw:text-style-name="MP7" draw:layer="backgroundobjects" svg:width="28.001cm" svg:height="0.979cm" svg:x="0cm" svg:y="3.77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4" draw:text-style-name="MP8" draw:layer="backgroundobjects" svg:width="1.633cm" svg:height="0.699cm" svg:x="0cm" svg:y="3.9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5" draw:text-style-name="MP9" draw:layer="backgroundobjects" svg:width="26.193cm" svg:height="0.699cm" svg:x="1.807cm" svg:y="3.9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9" draw:text-style-name="MP11" draw:layer="backgroundobjects" svg:width="24.967cm" svg:height="3.032cm" svg:x="1.876cm" svg:y="0.699cm" presentation:class="title" presentation:user-transformed="true">
        <draw:text-box>
          <text:p text:style-name="MP10"><text:span text:style-name="MT2">Click to edit Master title style</text:span></text:p>
        </draw:text-box>
      </draw:frame>
      <draw:frame draw:name="Date Placeholder 3" presentation:style-name="Mpr10" draw:text-style-name="MP6" draw:layer="backgroundobjects" svg:width="8.166cm" svg:height="1.117cm" svg:x="18.667cm" svg:y="19.132cm" presentation:class="date-time" presentation:user-transformed="true">
        <draw:text-box>
          <text:p text:style-name="MP12"><text:span text:style-name="MT3"><text:date style:data-style-name="D1" text:date-value="2019-02-06">6/2/19</text:date></text:span></text:p>
        </draw:text-box>
      </draw:frame>
      <draw:frame draw:name="Footer Placeholder 4" presentation:style-name="Mpr10" draw:text-style-name="MP6" draw:layer="backgroundobjects" svg:width="16.601cm" svg:height="1.117cm" svg:x="1.866cm" svg:y="19.131cm" presentation:class="footer" presentation:user-transformed="true">
        <draw:text-box>
          <text:p/>
        </draw:text-box>
      </draw:frame>
      <draw:frame draw:name="Slide Number Placeholder 5" presentation:style-name="Mpr10" draw:text-style-name="MP6" draw:layer="backgroundobjects" svg:width="1.633cm" svg:height="0.747cm" svg:x="0cm" svg:y="3.895cm" presentation:class="page-number" presentation:user-transformed="true">
        <draw:text-box>
          <text:p text:style-name="MP13"><text:span text:style-name="MT4"><text:page-number>&lt;number&gt;</text:page-number></text:span></text:p>
        </draw:text-box>
      </draw:frame>
      <draw:frame draw:name="Content Placeholder 7" presentation:style-name="Mpr11" draw:text-style-name="MP5" draw:layer="backgroundobjects" svg:width="24.967cm" svg:height="13.765cm" svg:x="1.876cm" svg:y="4.899cm" presentation:class="outline" presentation:user-transformed="true">
        <draw:text-box>
          <text:list text:style-name="ML3">
            <text:list-item>
              <text:p text:style-name="MP14"><text:span text:style-name="MT5">Click to edit the outline text format</text:span></text:p>
              <text:list>
                <text:list-item>
                  <text:p text:style-name="MP14"><text:span text:style-name="MT5">Second Outline Level</text:span></text:p>
                  <text:list>
                    <text:list-item>
                      <text:p text:style-name="MP14"><text:span text:style-name="MT5">Third Outline Level</text:span></text:p>
                      <text:list>
                        <text:list-item>
                          <text:p text:style-name="MP14"><text:span text:style-name="MT5">Fourth Outline Level</text:span></text:p>
                          <text:list>
                            <text:list-item>
                              <text:p text:style-name="MP14"><text:span text:style-name="MT5">Fifth Outline Level</text:span></text:p>
                              <text:list>
                                <text:list-item>
                                  <text:p text:style-name="MP14"><text:span text:style-name="MT5">Sixth Outline Level</text:span></text:p>
                                  <text:list>
                                    <text:list-item>
                                      <text:p text:style-name="MP15"><text:span text:style-name="MT5">Seventh Outline LevelClick to edit Master text styles</text:span></text:p>
                                      <text:list>
                                        <text:list-item>
                                          <text:p text:style-name="MP15"><text:span text:style-name="MT6">Second level</text:span></text:p>
                                          <text:list>
                                            <text:list-item>
                                              <text:p text:style-name="MP15"><text:span text:style-name="MT7">Third level</text:span></text:p>
                                              <text:list>
                                                <text:list-item>
                                                  <text:p text:style-name="MP16"><text:span text:style-name="MT8">Fourth level</text:span></text:p>
                                                </text:list-item>
                                                <text:list-item>
                                                  <text:p text:style-name="MP16"><text:span text:style-name="MT8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itle_20_and_20_Content-title" draw:layer="backgroundobjects" svg:width="16.828cm" svg:height="12.25cm" svg:x="3.485cm" svg:y="2.482cm" presentation:class="page"/>
        <draw:frame presentation:style-name="Title_20_and_20_Content-notes" draw:layer="backgroundobjects" svg:width="19.039cm" svg:height="14.7cm" svg:x="2.38cm" svg:y="15.517cm" presentation:class="notes" presentation:placeholder="true">
          <draw:text-box/>
        </draw:frame>
        <draw:frame presentation:style-name="Mpr12" draw:text-style-name="MP2" draw:layer="backgroundobjects" svg:width="10.328cm" svg:height="1.6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10.328cm" svg:height="1.632cm" svg:x="13.4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10.328cm" svg:height="1.632cm" svg:x="0cm" svg:y="31.036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10.328cm" svg:height="1.632cm" svg:x="13.47cm" svg:y="31.03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שקופית 1</dc:title>
    <meta:initial-creator>user</meta:initial-creator>
    <meta:editing-cycles>670</meta:editing-cycles>
    <dc:date>2019-02-06T23:46:49.119961993</dc:date>
    <meta:editing-duration>P2DT11H27M32S</meta:editing-duration>
    <meta:generator>LibreOffice/5.4.7.2$Linux_X86_64 LibreOffice_project/c838ef25c16710f8838b1faec480ebba495259d0</meta:generator>
    <meta:document-statistic meta:object-count="227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9</meta:user-defined>
    <meta:user-defined meta:name="PresentationFormat" meta:value-type="string">מותאם אישית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9</meta:user-defined>
  </office:meta>
</office:document-meta>
</file>